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02in"/>
    </style:style>
    <style:style style:name="co3" style:family="table-column">
      <style:table-column-properties fo:break-before="auto" style:column-width="0.3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4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dded_nor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_norm</text:p>
          </table:table-cell>
          <table:table-cell/>
          <table:table-cell office:value-type="string" calcext:value-type="string">
            <text:p>PV → FV</text:p>
          </table:table-cell>
          <table:table-cell table:number-columns-repeated="2"/>
          <table:table-cell office:value-type="string" calcext:value-type="string">
            <text:p>apy</text:p>
          </table:table-cell>
          <table:table-cell office:value-type="string" calcext:value-type="string">
            <text:p>mo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D2]*[.$K$2]" office:value-type="float" office:value="0.00333333333333333" calcext:value-type="float">
            <text:p>0.00333</text:p>
          </table:table-cell>
          <table:table-cell table:style-name="ce2" table:formula="of:=[.B2]/[.D2]" office:value-type="float" office:value="0.00333333333333333" calcext:value-type="float">
            <text:p>0.00333</text:p>
          </table:table-cell>
          <table:table-cell table:style-name="ce2" table:formula="of:=[.$K$3]" office:value-type="float" office:value="1" calcext:value-type="float">
            <text:p>1.00000</text:p>
          </table:table-cell>
          <table:table-cell table:style-name="ce2" table:formula="of:=[.$K$3]" office:value-type="float" office:value="1" calcext:value-type="float">
            <text:p>1.00000</text:p>
          </table:table-cell>
          <table:table-cell table:style-name="ce2"/>
          <table:table-cell table:style-name="ce2" table:formula="of:=[.$K$3]" office:value-type="float" office:value="1" calcext:value-type="float">
            <text:p>1.00000</text:p>
          </table:table-cell>
          <table:table-cell/>
          <table:table-cell office:value-type="string" calcext:value-type="string">
            <text:p>cpi</text:p>
          </table:table-cell>
          <table:table-cell office:value-type="float" office:value="4" calcext:value-type="float">
            <text:p>4</text:p>
          </table:table-cell>
          <table:table-cell table:formula="of:=[.J2]/12/100" office:value-type="float" office:value="0.00333333333333333" calcext:value-type="float">
            <text:p>0.00333333333333333</text:p>
          </table:table-cell>
          <table:table-cell/>
          <table:table-cell office:value-type="string" calcext:value-type="string">
            <text:p>final_value</text:p>
          </table:table-cell>
          <table:table-cell table:style-name="ce5" table:formula="of:=[.D122]" office:value-type="float" office:value="1.49083268241825" calcext:value-type="float">
            <text:p>1.49083</text:p>
          </table:table-cell>
          <table:table-cell table:style-name="ce5" table:formula="of:=[.E122]" office:value-type="float" office:value="1.40000000000001" calcext:value-type="float">
            <text:p>1.4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D3]*[.$K$2]" office:value-type="float" office:value="0.00334444444444444" calcext:value-type="float">
            <text:p>0.00334</text:p>
          </table:table-cell>
          <table:table-cell table:style-name="ce2" table:formula="of:=[.B3]/[.D3]" office:value-type="float" office:value="0.00333333333333333" calcext:value-type="float">
            <text:p>0.00333</text:p>
          </table:table-cell>
          <table:table-cell table:style-name="ce2" table:formula="of:=[.D2]+[.B2]" office:value-type="float" office:value="1.00333333333333" calcext:value-type="float">
            <text:p>1.00333</text:p>
          </table:table-cell>
          <table:table-cell table:style-name="ce2" table:formula="of:=[.E2]+[.C2]" office:value-type="float" office:value="1.00333333333333" calcext:value-type="float">
            <text:p>1.00333</text:p>
          </table:table-cell>
          <table:table-cell table:style-name="ce3"/>
          <table:table-cell table:style-name="ce2" table:formula="of:=[.G2]*(1+[.$K$2])" office:value-type="float" office:value="1.00333333333333" calcext:value-type="float">
            <text:p>1.00333</text:p>
          </table:table-cell>
          <table:table-cell/>
          <table:table-cell office:value-type="string" calcext:value-type="string">
            <text:p>start val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D4]*[.$K$2]" office:value-type="float" office:value="0.00335559259259259" calcext:value-type="float">
            <text:p>0.00336</text:p>
          </table:table-cell>
          <table:table-cell table:style-name="ce2" table:formula="of:=[.B4]/[.D4]" office:value-type="float" office:value="0.00333333333333333" calcext:value-type="float">
            <text:p>0.00333</text:p>
          </table:table-cell>
          <table:table-cell table:style-name="ce2" table:formula="of:=[.D3]+[.B3]" office:value-type="float" office:value="1.00667777777778" calcext:value-type="float">
            <text:p>1.00668</text:p>
          </table:table-cell>
          <table:table-cell table:style-name="ce2" table:formula="of:=[.E3]+[.C3]" office:value-type="float" office:value="1.00666666666667" calcext:value-type="float">
            <text:p>1.00667</text:p>
          </table:table-cell>
          <table:table-cell table:style-name="ce2"/>
          <table:table-cell table:style-name="ce2" table:formula="of:=[.G3]*(1+[.$K$2])" office:value-type="float" office:value="1.00667777777778" calcext:value-type="float">
            <text:p>1.0066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D5]*[.$K$2]" office:value-type="float" office:value="0.00336677790123457" calcext:value-type="float">
            <text:p>0.00337</text:p>
          </table:table-cell>
          <table:table-cell table:style-name="ce2" table:formula="of:=[.B5]/[.D5]" office:value-type="float" office:value="0.00333333333333333" calcext:value-type="float">
            <text:p>0.00333</text:p>
          </table:table-cell>
          <table:table-cell table:style-name="ce2" table:formula="of:=[.D4]+[.B4]" office:value-type="float" office:value="1.01003337037037" calcext:value-type="float">
            <text:p>1.01003</text:p>
          </table:table-cell>
          <table:table-cell table:style-name="ce2" table:formula="of:=[.E4]+[.C4]" office:value-type="float" office:value="1.01" calcext:value-type="float">
            <text:p>1.01000</text:p>
          </table:table-cell>
          <table:table-cell table:style-name="ce2"/>
          <table:table-cell table:style-name="ce2" table:formula="of:=[.G4]*(1+[.$K$2])" office:value-type="float" office:value="1.01003337037037" calcext:value-type="float">
            <text:p>1.0100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D6]*[.$K$2]" office:value-type="float" office:value="0.00337800049423868" calcext:value-type="float">
            <text:p>0.00338</text:p>
          </table:table-cell>
          <table:table-cell table:style-name="ce2" table:formula="of:=[.B6]/[.D6]" office:value-type="float" office:value="0.00333333333333333" calcext:value-type="float">
            <text:p>0.00333</text:p>
          </table:table-cell>
          <table:table-cell table:style-name="ce2" table:formula="of:=[.D5]+[.B5]" office:value-type="float" office:value="1.0134001482716" calcext:value-type="float">
            <text:p>1.01340</text:p>
          </table:table-cell>
          <table:table-cell table:style-name="ce2" table:formula="of:=[.E5]+[.C5]" office:value-type="float" office:value="1.01333333333333" calcext:value-type="float">
            <text:p>1.01333</text:p>
          </table:table-cell>
          <table:table-cell table:style-name="ce2"/>
          <table:table-cell table:style-name="ce2" table:formula="of:=[.G5]*(1+[.$K$2])" office:value-type="float" office:value="1.01340014827161" calcext:value-type="float">
            <text:p>1.0134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D7]*[.$K$2]" office:value-type="float" office:value="0.00338926049588615" calcext:value-type="float">
            <text:p>0.00339</text:p>
          </table:table-cell>
          <table:table-cell table:style-name="ce2" table:formula="of:=[.B7]/[.D7]" office:value-type="float" office:value="0.00333333333333333" calcext:value-type="float">
            <text:p>0.00333</text:p>
          </table:table-cell>
          <table:table-cell table:style-name="ce2" table:formula="of:=[.D6]+[.B6]" office:value-type="float" office:value="1.01677814876584" calcext:value-type="float">
            <text:p>1.01678</text:p>
          </table:table-cell>
          <table:table-cell table:style-name="ce2" table:formula="of:=[.E6]+[.C6]" office:value-type="float" office:value="1.01666666666667" calcext:value-type="float">
            <text:p>1.01667</text:p>
          </table:table-cell>
          <table:table-cell table:style-name="ce2"/>
          <table:table-cell table:style-name="ce2" table:formula="of:=[.G6]*(1+[.$K$2])" office:value-type="float" office:value="1.01677814876584" calcext:value-type="float">
            <text:p>1.01678</text:p>
          </table:table-cell>
          <table:table-cell table:number-columns-repeated="5"/>
          <table:table-cell office:value-type="string" calcext:value-type="string">
            <text:p>cum_valu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D8]*[.$K$2]" office:value-type="float" office:value="0.00340055803087243" calcext:value-type="float">
            <text:p>0.00340</text:p>
          </table:table-cell>
          <table:table-cell table:style-name="ce2" table:formula="of:=[.B8]/[.D8]" office:value-type="float" office:value="0.00333333333333333" calcext:value-type="float">
            <text:p>0.00333</text:p>
          </table:table-cell>
          <table:table-cell table:style-name="ce2" table:formula="of:=[.D7]+[.B7]" office:value-type="float" office:value="1.02016740926173" calcext:value-type="float">
            <text:p>1.02017</text:p>
          </table:table-cell>
          <table:table-cell table:style-name="ce2" table:formula="of:=[.E7]+[.C7]" office:value-type="float" office:value="1.02" calcext:value-type="float">
            <text:p>1.02000</text:p>
          </table:table-cell>
          <table:table-cell table:style-name="ce2"/>
          <table:table-cell table:style-name="ce2" table:formula="of:=[.G7]*(1+[.$K$2])" office:value-type="float" office:value="1.02016740926173" calcext:value-type="float">
            <text:p>1.02017</text:p>
          </table:table-cell>
          <table:table-cell table:number-columns-repeated="5"/>
          <table:table-cell office:value-type="string" calcext:value-type="string">
            <text:p>final_value_q_cum_valu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D9]*[.$K$2]" office:value-type="float" office:value="0.00341189322430867" calcext:value-type="float">
            <text:p>0.00341</text:p>
          </table:table-cell>
          <table:table-cell table:style-name="ce2" table:formula="of:=[.B9]/[.D9]" office:value-type="float" office:value="0.00333333333333333" calcext:value-type="float">
            <text:p>0.00333</text:p>
          </table:table-cell>
          <table:table-cell table:style-name="ce2" table:formula="of:=[.D8]+[.B8]" office:value-type="float" office:value="1.0235679672926" calcext:value-type="float">
            <text:p>1.02357</text:p>
          </table:table-cell>
          <table:table-cell table:style-name="ce2" table:formula="of:=[.E8]+[.C8]" office:value-type="float" office:value="1.02333333333333" calcext:value-type="float">
            <text:p>1.02333</text:p>
          </table:table-cell>
          <table:table-cell table:style-name="ce2"/>
          <table:table-cell table:style-name="ce2" table:formula="of:=[.G8]*(1+[.$K$2])" office:value-type="float" office:value="1.0235679672926" calcext:value-type="float">
            <text:p>1.02357</text:p>
          </table:table-cell>
          <table:table-cell table:number-columns-repeated="5"/>
          <table:table-cell office:value-type="string" calcext:value-type="string">
            <text:p>cum_value_nor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D10]*[.$K$2]" office:value-type="float" office:value="0.00342326620172304" calcext:value-type="float">
            <text:p>0.00342</text:p>
          </table:table-cell>
          <table:table-cell table:style-name="ce2" table:formula="of:=[.B10]/[.D10]" office:value-type="float" office:value="0.00333333333333333" calcext:value-type="float">
            <text:p>0.00333</text:p>
          </table:table-cell>
          <table:table-cell table:style-name="ce2" table:formula="of:=[.D9]+[.B9]" office:value-type="float" office:value="1.02697986051691" calcext:value-type="float">
            <text:p>1.02698</text:p>
          </table:table-cell>
          <table:table-cell table:style-name="ce2" table:formula="of:=[.E9]+[.C9]" office:value-type="float" office:value="1.02666666666667" calcext:value-type="float">
            <text:p>1.02667</text:p>
          </table:table-cell>
          <table:table-cell table:style-name="ce2"/>
          <table:table-cell table:style-name="ce2" table:formula="of:=[.G9]*(1+[.$K$2])" office:value-type="float" office:value="1.02697986051691" calcext:value-type="float">
            <text:p>1.0269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D11]*[.$K$2]" office:value-type="float" office:value="0.00343467708906211" calcext:value-type="float">
            <text:p>0.00343</text:p>
          </table:table-cell>
          <table:table-cell table:style-name="ce2" table:formula="of:=[.B11]/[.D11]" office:value-type="float" office:value="0.00333333333333333" calcext:value-type="float">
            <text:p>0.00333</text:p>
          </table:table-cell>
          <table:table-cell table:style-name="ce2" table:formula="of:=[.D10]+[.B10]" office:value-type="float" office:value="1.03040312671863" calcext:value-type="float">
            <text:p>1.03040</text:p>
          </table:table-cell>
          <table:table-cell table:style-name="ce2" table:formula="of:=[.E10]+[.C10]" office:value-type="float" office:value="1.03" calcext:value-type="float">
            <text:p>1.03000</text:p>
          </table:table-cell>
          <table:table-cell table:style-name="ce2"/>
          <table:table-cell table:style-name="ce2" table:formula="of:=[.G10]*(1+[.$K$2])" office:value-type="float" office:value="1.03040312671863" calcext:value-type="float">
            <text:p>1.0304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D12]*[.$K$2]" office:value-type="float" office:value="0.00344612601269232" calcext:value-type="float">
            <text:p>0.00345</text:p>
          </table:table-cell>
          <table:table-cell table:style-name="ce2" table:formula="of:=[.B12]/[.D12]" office:value-type="float" office:value="0.00333333333333333" calcext:value-type="float">
            <text:p>0.00333</text:p>
          </table:table-cell>
          <table:table-cell table:style-name="ce2" table:formula="of:=[.D11]+[.B11]" office:value-type="float" office:value="1.0338378038077" calcext:value-type="float">
            <text:p>1.03384</text:p>
          </table:table-cell>
          <table:table-cell table:style-name="ce2" table:formula="of:=[.E11]+[.C11]" office:value-type="float" office:value="1.03333333333333" calcext:value-type="float">
            <text:p>1.03333</text:p>
          </table:table-cell>
          <table:table-cell table:style-name="ce2"/>
          <table:table-cell table:style-name="ce2" table:formula="of:=[.G11]*(1+[.$K$2])" office:value-type="float" office:value="1.0338378038077" calcext:value-type="float">
            <text:p>1.03384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D13]*[.$K$2]" office:value-type="float" office:value="0.00345761309940129" calcext:value-type="float">
            <text:p>0.00346</text:p>
          </table:table-cell>
          <table:table-cell table:style-name="ce2" table:formula="of:=[.B13]/[.D13]" office:value-type="float" office:value="0.00333333333333333" calcext:value-type="float">
            <text:p>0.00333</text:p>
          </table:table-cell>
          <table:table-cell table:style-name="ce2" table:formula="of:=[.D12]+[.B12]" office:value-type="float" office:value="1.03728392982039" calcext:value-type="float">
            <text:p>1.03728</text:p>
          </table:table-cell>
          <table:table-cell table:style-name="ce2" table:formula="of:=[.E12]+[.C12]" office:value-type="float" office:value="1.03666666666667" calcext:value-type="float">
            <text:p>1.03667</text:p>
          </table:table-cell>
          <table:table-cell table:style-name="ce2"/>
          <table:table-cell table:style-name="ce2" table:formula="of:=[.G12]*(1+[.$K$2])" office:value-type="float" office:value="1.03728392982039" calcext:value-type="float">
            <text:p>1.0372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D14]*[.$K$2]" office:value-type="float" office:value="0.0034691384763993" calcext:value-type="float">
            <text:p>0.00347</text:p>
          </table:table-cell>
          <table:table-cell table:style-name="ce2" table:formula="of:=[.B14]/[.D14]" office:value-type="float" office:value="0.00333333333333333" calcext:value-type="float">
            <text:p>0.00333</text:p>
          </table:table-cell>
          <table:table-cell table:style-name="ce2" table:formula="of:=[.D13]+[.B13]" office:value-type="float" office:value="1.04074154291979" calcext:value-type="float">
            <text:p>1.04074</text:p>
          </table:table-cell>
          <table:table-cell table:style-name="ce2" table:formula="of:=[.E13]+[.C13]" office:value-type="float" office:value="1.04" calcext:value-type="float">
            <text:p>1.04000</text:p>
          </table:table-cell>
          <table:table-cell table:style-name="ce2"/>
          <table:table-cell table:style-name="ce2" table:formula="of:=[.G13]*(1+[.$K$2])" office:value-type="float" office:value="1.04074154291979" calcext:value-type="float">
            <text:p>1.0407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D15]*[.$K$2]" office:value-type="float" office:value="0.00348070227132063" calcext:value-type="float">
            <text:p>0.00348</text:p>
          </table:table-cell>
          <table:table-cell table:style-name="ce2" table:formula="of:=[.B15]/[.D15]" office:value-type="float" office:value="0.00333333333333333" calcext:value-type="float">
            <text:p>0.00333</text:p>
          </table:table-cell>
          <table:table-cell table:style-name="ce2" table:formula="of:=[.D14]+[.B14]" office:value-type="float" office:value="1.04421068139619" calcext:value-type="float">
            <text:p>1.04421</text:p>
          </table:table-cell>
          <table:table-cell table:style-name="ce2" table:formula="of:=[.E14]+[.C14]" office:value-type="float" office:value="1.04333333333333" calcext:value-type="float">
            <text:p>1.04333</text:p>
          </table:table-cell>
          <table:table-cell table:style-name="ce2"/>
          <table:table-cell table:style-name="ce2" table:formula="of:=[.G14]*(1+[.$K$2])" office:value-type="float" office:value="1.04421068139619" calcext:value-type="float">
            <text:p>1.0442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D16]*[.$K$2]" office:value-type="float" office:value="0.00349230461222503" calcext:value-type="float">
            <text:p>0.00349</text:p>
          </table:table-cell>
          <table:table-cell table:style-name="ce2" table:formula="of:=[.B16]/[.D16]" office:value-type="float" office:value="0.00333333333333333" calcext:value-type="float">
            <text:p>0.00333</text:p>
          </table:table-cell>
          <table:table-cell table:style-name="ce2" table:formula="of:=[.D15]+[.B15]" office:value-type="float" office:value="1.04769138366751" calcext:value-type="float">
            <text:p>1.04769</text:p>
          </table:table-cell>
          <table:table-cell table:style-name="ce2" table:formula="of:=[.E15]+[.C15]" office:value-type="float" office:value="1.04666666666667" calcext:value-type="float">
            <text:p>1.04667</text:p>
          </table:table-cell>
          <table:table-cell table:style-name="ce2"/>
          <table:table-cell table:style-name="ce2" table:formula="of:=[.G15]*(1+[.$K$2])" office:value-type="float" office:value="1.04769138366751" calcext:value-type="float">
            <text:p>1.047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D17]*[.$K$2]" office:value-type="float" office:value="0.00350394562759911" calcext:value-type="float">
            <text:p>0.00350</text:p>
          </table:table-cell>
          <table:table-cell table:style-name="ce2" table:formula="of:=[.B17]/[.D17]" office:value-type="float" office:value="0.00333333333333333" calcext:value-type="float">
            <text:p>0.00333</text:p>
          </table:table-cell>
          <table:table-cell table:style-name="ce2" table:formula="of:=[.D16]+[.B16]" office:value-type="float" office:value="1.05118368827973" calcext:value-type="float">
            <text:p>1.05118</text:p>
          </table:table-cell>
          <table:table-cell table:style-name="ce2" table:formula="of:=[.E16]+[.C16]" office:value-type="float" office:value="1.05" calcext:value-type="float">
            <text:p>1.05000</text:p>
          </table:table-cell>
          <table:table-cell table:style-name="ce2"/>
          <table:table-cell table:style-name="ce2" table:formula="of:=[.G16]*(1+[.$K$2])" office:value-type="float" office:value="1.05118368827974" calcext:value-type="float">
            <text:p>1.0511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D18]*[.$K$2]" office:value-type="float" office:value="0.00351562544635778" calcext:value-type="float">
            <text:p>0.00352</text:p>
          </table:table-cell>
          <table:table-cell table:style-name="ce2" table:formula="of:=[.B18]/[.D18]" office:value-type="float" office:value="0.00333333333333333" calcext:value-type="float">
            <text:p>0.00333</text:p>
          </table:table-cell>
          <table:table-cell table:style-name="ce2" table:formula="of:=[.D17]+[.B17]" office:value-type="float" office:value="1.05468763390733" calcext:value-type="float">
            <text:p>1.05469</text:p>
          </table:table-cell>
          <table:table-cell table:style-name="ce2" table:formula="of:=[.E17]+[.C17]" office:value-type="float" office:value="1.05333333333333" calcext:value-type="float">
            <text:p>1.05333</text:p>
          </table:table-cell>
          <table:table-cell table:style-name="ce2"/>
          <table:table-cell table:style-name="ce2" table:formula="of:=[.G17]*(1+[.$K$2])" office:value-type="float" office:value="1.05468763390734" calcext:value-type="float">
            <text:p>1.0546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D19]*[.$K$2]" office:value-type="float" office:value="0.00352734419784564" calcext:value-type="float">
            <text:p>0.00353</text:p>
          </table:table-cell>
          <table:table-cell table:style-name="ce2" table:formula="of:=[.B19]/[.D19]" office:value-type="float" office:value="0.00333333333333333" calcext:value-type="float">
            <text:p>0.00333</text:p>
          </table:table-cell>
          <table:table-cell table:style-name="ce2" table:formula="of:=[.D18]+[.B18]" office:value-type="float" office:value="1.05820325935369" calcext:value-type="float">
            <text:p>1.05820</text:p>
          </table:table-cell>
          <table:table-cell table:style-name="ce2" table:formula="of:=[.E18]+[.C18]" office:value-type="float" office:value="1.05666666666667" calcext:value-type="float">
            <text:p>1.05667</text:p>
          </table:table-cell>
          <table:table-cell table:style-name="ce2"/>
          <table:table-cell table:style-name="ce2" table:formula="of:=[.G18]*(1+[.$K$2])" office:value-type="float" office:value="1.05820325935369" calcext:value-type="float">
            <text:p>1.0582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D20]*[.$K$2]" office:value-type="float" office:value="0.00353910201183846" calcext:value-type="float">
            <text:p>0.00354</text:p>
          </table:table-cell>
          <table:table-cell table:style-name="ce2" table:formula="of:=[.B20]/[.D20]" office:value-type="float" office:value="0.00333333333333333" calcext:value-type="float">
            <text:p>0.00333</text:p>
          </table:table-cell>
          <table:table-cell table:style-name="ce2" table:formula="of:=[.D19]+[.B19]" office:value-type="float" office:value="1.06173060355154" calcext:value-type="float">
            <text:p>1.06173</text:p>
          </table:table-cell>
          <table:table-cell table:style-name="ce2" table:formula="of:=[.E19]+[.C19]" office:value-type="float" office:value="1.06" calcext:value-type="float">
            <text:p>1.06000</text:p>
          </table:table-cell>
          <table:table-cell table:style-name="ce2"/>
          <table:table-cell table:style-name="ce2" table:formula="of:=[.G19]*(1+[.$K$2])" office:value-type="float" office:value="1.06173060355154" calcext:value-type="float">
            <text:p>1.0617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D21]*[.$K$2]" office:value-type="float" office:value="0.00355089901854459" calcext:value-type="float">
            <text:p>0.00355</text:p>
          </table:table-cell>
          <table:table-cell table:style-name="ce2" table:formula="of:=[.B21]/[.D21]" office:value-type="float" office:value="0.00333333333333333" calcext:value-type="float">
            <text:p>0.00333</text:p>
          </table:table-cell>
          <table:table-cell table:style-name="ce2" table:formula="of:=[.D20]+[.B20]" office:value-type="float" office:value="1.06526970556338" calcext:value-type="float">
            <text:p>1.06527</text:p>
          </table:table-cell>
          <table:table-cell table:style-name="ce2" table:formula="of:=[.E20]+[.C20]" office:value-type="float" office:value="1.06333333333333" calcext:value-type="float">
            <text:p>1.06333</text:p>
          </table:table-cell>
          <table:table-cell table:style-name="ce2"/>
          <table:table-cell table:style-name="ce2" table:formula="of:=[.G20]*(1+[.$K$2])" office:value-type="float" office:value="1.06526970556338" calcext:value-type="float">
            <text:p>1.0652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.D22]*[.$K$2]" office:value-type="float" office:value="0.0035627353486064" calcext:value-type="float">
            <text:p>0.00356</text:p>
          </table:table-cell>
          <table:table-cell table:style-name="ce2" table:formula="of:=[.B22]/[.D22]" office:value-type="float" office:value="0.00333333333333333" calcext:value-type="float">
            <text:p>0.00333</text:p>
          </table:table-cell>
          <table:table-cell table:style-name="ce2" table:formula="of:=[.D21]+[.B21]" office:value-type="float" office:value="1.06882060458192" calcext:value-type="float">
            <text:p>1.06882</text:p>
          </table:table-cell>
          <table:table-cell table:style-name="ce2" table:formula="of:=[.E21]+[.C21]" office:value-type="float" office:value="1.06666666666667" calcext:value-type="float">
            <text:p>1.06667</text:p>
          </table:table-cell>
          <table:table-cell table:style-name="ce2"/>
          <table:table-cell table:style-name="ce2" table:formula="of:=[.G21]*(1+[.$K$2])" office:value-type="float" office:value="1.06882060458192" calcext:value-type="float">
            <text:p>1.0688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D23]*[.$K$2]" office:value-type="float" office:value="0.00357461113310175" calcext:value-type="float">
            <text:p>0.00357</text:p>
          </table:table-cell>
          <table:table-cell table:style-name="ce2" table:formula="of:=[.B23]/[.D23]" office:value-type="float" office:value="0.00333333333333333" calcext:value-type="float">
            <text:p>0.00333</text:p>
          </table:table-cell>
          <table:table-cell table:style-name="ce2" table:formula="of:=[.D22]+[.B22]" office:value-type="float" office:value="1.07238333993053" calcext:value-type="float">
            <text:p>1.07238</text:p>
          </table:table-cell>
          <table:table-cell table:style-name="ce2" table:formula="of:=[.E22]+[.C22]" office:value-type="float" office:value="1.07" calcext:value-type="float">
            <text:p>1.07000</text:p>
          </table:table-cell>
          <table:table-cell table:style-name="ce2"/>
          <table:table-cell table:style-name="ce2" table:formula="of:=[.G22]*(1+[.$K$2])" office:value-type="float" office:value="1.07238333993053" calcext:value-type="float">
            <text:p>1.0723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.D24]*[.$K$2]" office:value-type="float" office:value="0.00358652650354543" calcext:value-type="float">
            <text:p>0.00359</text:p>
          </table:table-cell>
          <table:table-cell table:style-name="ce2" table:formula="of:=[.B24]/[.D24]" office:value-type="float" office:value="0.00333333333333333" calcext:value-type="float">
            <text:p>0.00333</text:p>
          </table:table-cell>
          <table:table-cell table:style-name="ce2" table:formula="of:=[.D23]+[.B23]" office:value-type="float" office:value="1.07595795106363" calcext:value-type="float">
            <text:p>1.07596</text:p>
          </table:table-cell>
          <table:table-cell table:style-name="ce2" table:formula="of:=[.E23]+[.C23]" office:value-type="float" office:value="1.07333333333334" calcext:value-type="float">
            <text:p>1.07333</text:p>
          </table:table-cell>
          <table:table-cell table:style-name="ce2"/>
          <table:table-cell table:style-name="ce2" table:formula="of:=[.G23]*(1+[.$K$2])" office:value-type="float" office:value="1.07595795106363" calcext:value-type="float">
            <text:p>1.0759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.D25]*[.$K$2]" office:value-type="float" office:value="0.00359848159189058" calcext:value-type="float">
            <text:p>0.00360</text:p>
          </table:table-cell>
          <table:table-cell table:style-name="ce2" table:formula="of:=[.B25]/[.D25]" office:value-type="float" office:value="0.00333333333333333" calcext:value-type="float">
            <text:p>0.00333</text:p>
          </table:table-cell>
          <table:table-cell table:style-name="ce2" table:formula="of:=[.D24]+[.B24]" office:value-type="float" office:value="1.07954447756717" calcext:value-type="float">
            <text:p>1.07954</text:p>
          </table:table-cell>
          <table:table-cell table:style-name="ce2" table:formula="of:=[.E24]+[.C24]" office:value-type="float" office:value="1.07666666666667" calcext:value-type="float">
            <text:p>1.07667</text:p>
          </table:table-cell>
          <table:table-cell table:style-name="ce2"/>
          <table:table-cell table:style-name="ce2" table:formula="of:=[.G24]*(1+[.$K$2])" office:value-type="float" office:value="1.07954447756718" calcext:value-type="float">
            <text:p>1.0795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.D26]*[.$K$2]" office:value-type="float" office:value="0.00361047653053021" calcext:value-type="float">
            <text:p>0.00361</text:p>
          </table:table-cell>
          <table:table-cell table:style-name="ce2" table:formula="of:=[.B26]/[.D26]" office:value-type="float" office:value="0.00333333333333333" calcext:value-type="float">
            <text:p>0.00333</text:p>
          </table:table-cell>
          <table:table-cell table:style-name="ce2" table:formula="of:=[.D25]+[.B25]" office:value-type="float" office:value="1.08314295915906" calcext:value-type="float">
            <text:p>1.08314</text:p>
          </table:table-cell>
          <table:table-cell table:style-name="ce2" table:formula="of:=[.E25]+[.C25]" office:value-type="float" office:value="1.08" calcext:value-type="float">
            <text:p>1.08000</text:p>
          </table:table-cell>
          <table:table-cell table:style-name="ce2"/>
          <table:table-cell table:style-name="ce2" table:formula="of:=[.G25]*(1+[.$K$2])" office:value-type="float" office:value="1.08314295915907" calcext:value-type="float">
            <text:p>1.0831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.D27]*[.$K$2]" office:value-type="float" office:value="0.00362251145229865" calcext:value-type="float">
            <text:p>0.00362</text:p>
          </table:table-cell>
          <table:table-cell table:style-name="ce2" table:formula="of:=[.B27]/[.D27]" office:value-type="float" office:value="0.00333333333333333" calcext:value-type="float">
            <text:p>0.00333</text:p>
          </table:table-cell>
          <table:table-cell table:style-name="ce2" table:formula="of:=[.D26]+[.B26]" office:value-type="float" office:value="1.08675343568959" calcext:value-type="float">
            <text:p>1.08675</text:p>
          </table:table-cell>
          <table:table-cell table:style-name="ce2" table:formula="of:=[.E26]+[.C26]" office:value-type="float" office:value="1.08333333333334" calcext:value-type="float">
            <text:p>1.08333</text:p>
          </table:table-cell>
          <table:table-cell table:style-name="ce2"/>
          <table:table-cell table:style-name="ce2" table:formula="of:=[.G26]*(1+[.$K$2])" office:value-type="float" office:value="1.0867534356896" calcext:value-type="float">
            <text:p>1.0867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[.D28]*[.$K$2]" office:value-type="float" office:value="0.00363458649047298" calcext:value-type="float">
            <text:p>0.00363</text:p>
          </table:table-cell>
          <table:table-cell table:style-name="ce2" table:formula="of:=[.B28]/[.D28]" office:value-type="float" office:value="0.00333333333333333" calcext:value-type="float">
            <text:p>0.00333</text:p>
          </table:table-cell>
          <table:table-cell table:style-name="ce2" table:formula="of:=[.D27]+[.B27]" office:value-type="float" office:value="1.09037594714189" calcext:value-type="float">
            <text:p>1.09038</text:p>
          </table:table-cell>
          <table:table-cell table:style-name="ce2" table:formula="of:=[.E27]+[.C27]" office:value-type="float" office:value="1.08666666666667" calcext:value-type="float">
            <text:p>1.08667</text:p>
          </table:table-cell>
          <table:table-cell table:style-name="ce2"/>
          <table:table-cell table:style-name="ce2" table:formula="of:=[.G27]*(1+[.$K$2])" office:value-type="float" office:value="1.0903759471419" calcext:value-type="float">
            <text:p>1.09038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[.D29]*[.$K$2]" office:value-type="float" office:value="0.00364670177877455" calcext:value-type="float">
            <text:p>0.00365</text:p>
          </table:table-cell>
          <table:table-cell table:style-name="ce2" table:formula="of:=[.B29]/[.D29]" office:value-type="float" office:value="0.00333333333333333" calcext:value-type="float">
            <text:p>0.00333</text:p>
          </table:table-cell>
          <table:table-cell table:style-name="ce2" table:formula="of:=[.D28]+[.B28]" office:value-type="float" office:value="1.09401053363237" calcext:value-type="float">
            <text:p>1.09401</text:p>
          </table:table-cell>
          <table:table-cell table:style-name="ce2" table:formula="of:=[.E28]+[.C28]" office:value-type="float" office:value="1.09" calcext:value-type="float">
            <text:p>1.09000</text:p>
          </table:table-cell>
          <table:table-cell table:style-name="ce2"/>
          <table:table-cell table:style-name="ce2" table:formula="of:=[.G28]*(1+[.$K$2])" office:value-type="float" office:value="1.09401053363237" calcext:value-type="float">
            <text:p>1.0940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[.D30]*[.$K$2]" office:value-type="float" office:value="0.00365885745137047" calcext:value-type="float">
            <text:p>0.00366</text:p>
          </table:table-cell>
          <table:table-cell table:style-name="ce2" table:formula="of:=[.B30]/[.D30]" office:value-type="float" office:value="0.00333333333333333" calcext:value-type="float">
            <text:p>0.00333</text:p>
          </table:table-cell>
          <table:table-cell table:style-name="ce2" table:formula="of:=[.D29]+[.B29]" office:value-type="float" office:value="1.09765723541114" calcext:value-type="float">
            <text:p>1.09766</text:p>
          </table:table-cell>
          <table:table-cell table:style-name="ce2" table:formula="of:=[.E29]+[.C29]" office:value-type="float" office:value="1.09333333333334" calcext:value-type="float">
            <text:p>1.09333</text:p>
          </table:table-cell>
          <table:table-cell table:style-name="ce2"/>
          <table:table-cell table:style-name="ce2" table:formula="of:=[.G29]*(1+[.$K$2])" office:value-type="float" office:value="1.09765723541114" calcext:value-type="float">
            <text:p>1.09766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[.D31]*[.$K$2]" office:value-type="float" office:value="0.00367105364287504" calcext:value-type="float">
            <text:p>0.00367</text:p>
          </table:table-cell>
          <table:table-cell table:style-name="ce2" table:formula="of:=[.B31]/[.D31]" office:value-type="float" office:value="0.00333333333333333" calcext:value-type="float">
            <text:p>0.00333</text:p>
          </table:table-cell>
          <table:table-cell table:style-name="ce2" table:formula="of:=[.D30]+[.B30]" office:value-type="float" office:value="1.10131609286251" calcext:value-type="float">
            <text:p>1.10132</text:p>
          </table:table-cell>
          <table:table-cell table:style-name="ce2" table:formula="of:=[.E30]+[.C30]" office:value-type="float" office:value="1.09666666666667" calcext:value-type="float">
            <text:p>1.09667</text:p>
          </table:table-cell>
          <table:table-cell table:style-name="ce2"/>
          <table:table-cell table:style-name="ce2" table:formula="of:=[.G30]*(1+[.$K$2])" office:value-type="float" office:value="1.10131609286251" calcext:value-type="float">
            <text:p>1.1013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[.D32]*[.$K$2]" office:value-type="float" office:value="0.00368329048835129" calcext:value-type="float">
            <text:p>0.00368</text:p>
          </table:table-cell>
          <table:table-cell table:style-name="ce2" table:formula="of:=[.B32]/[.D32]" office:value-type="float" office:value="0.00333333333333333" calcext:value-type="float">
            <text:p>0.00333</text:p>
          </table:table-cell>
          <table:table-cell table:style-name="ce2" table:formula="of:=[.D31]+[.B31]" office:value-type="float" office:value="1.10498714650539" calcext:value-type="float">
            <text:p>1.10499</text:p>
          </table:table-cell>
          <table:table-cell table:style-name="ce2" table:formula="of:=[.E31]+[.C31]" office:value-type="float" office:value="1.1" calcext:value-type="float">
            <text:p>1.10000</text:p>
          </table:table-cell>
          <table:table-cell table:style-name="ce2"/>
          <table:table-cell table:style-name="ce2" table:formula="of:=[.G31]*(1+[.$K$2])" office:value-type="float" office:value="1.10498714650539" calcext:value-type="float">
            <text:p>1.10499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[.D33]*[.$K$2]" office:value-type="float" office:value="0.00369556812331246" calcext:value-type="float">
            <text:p>0.00370</text:p>
          </table:table-cell>
          <table:table-cell table:style-name="ce2" table:formula="of:=[.B33]/[.D33]" office:value-type="float" office:value="0.00333333333333333" calcext:value-type="float">
            <text:p>0.00333</text:p>
          </table:table-cell>
          <table:table-cell table:style-name="ce2" table:formula="of:=[.D32]+[.B32]" office:value-type="float" office:value="1.10867043699374" calcext:value-type="float">
            <text:p>1.10867</text:p>
          </table:table-cell>
          <table:table-cell table:style-name="ce2" table:formula="of:=[.E32]+[.C32]" office:value-type="float" office:value="1.10333333333334" calcext:value-type="float">
            <text:p>1.10333</text:p>
          </table:table-cell>
          <table:table-cell table:style-name="ce2"/>
          <table:table-cell table:style-name="ce2" table:formula="of:=[.G32]*(1+[.$K$2])" office:value-type="float" office:value="1.10867043699374" calcext:value-type="float">
            <text:p>1.1086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[.D34]*[.$K$2]" office:value-type="float" office:value="0.0037078866837235" calcext:value-type="float">
            <text:p>0.00371</text:p>
          </table:table-cell>
          <table:table-cell table:style-name="ce2" table:formula="of:=[.B34]/[.D34]" office:value-type="float" office:value="0.00333333333333333" calcext:value-type="float">
            <text:p>0.00333</text:p>
          </table:table-cell>
          <table:table-cell table:style-name="ce2" table:formula="of:=[.D33]+[.B33]" office:value-type="float" office:value="1.11236600511705" calcext:value-type="float">
            <text:p>1.11237</text:p>
          </table:table-cell>
          <table:table-cell table:style-name="ce2" table:formula="of:=[.E33]+[.C33]" office:value-type="float" office:value="1.10666666666667" calcext:value-type="float">
            <text:p>1.10667</text:p>
          </table:table-cell>
          <table:table-cell table:style-name="ce2"/>
          <table:table-cell table:style-name="ce2" table:formula="of:=[.G33]*(1+[.$K$2])" office:value-type="float" office:value="1.11236600511705" calcext:value-type="float">
            <text:p>1.11237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[.D35]*[.$K$2]" office:value-type="float" office:value="0.00372024630600258" calcext:value-type="float">
            <text:p>0.00372</text:p>
          </table:table-cell>
          <table:table-cell table:style-name="ce2" table:formula="of:=[.B35]/[.D35]" office:value-type="float" office:value="0.00333333333333333" calcext:value-type="float">
            <text:p>0.00333</text:p>
          </table:table-cell>
          <table:table-cell table:style-name="ce2" table:formula="of:=[.D34]+[.B34]" office:value-type="float" office:value="1.11607389180077" calcext:value-type="float">
            <text:p>1.11607</text:p>
          </table:table-cell>
          <table:table-cell table:style-name="ce2" table:formula="of:=[.E34]+[.C34]" office:value-type="float" office:value="1.11" calcext:value-type="float">
            <text:p>1.11000</text:p>
          </table:table-cell>
          <table:table-cell table:style-name="ce2"/>
          <table:table-cell table:style-name="ce2" table:formula="of:=[.G34]*(1+[.$K$2])" office:value-type="float" office:value="1.11607389180078" calcext:value-type="float">
            <text:p>1.11607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[.D36]*[.$K$2]" office:value-type="float" office:value="0.00373264712702259" calcext:value-type="float">
            <text:p>0.00373</text:p>
          </table:table-cell>
          <table:table-cell table:style-name="ce2" table:formula="of:=[.B36]/[.D36]" office:value-type="float" office:value="0.00333333333333333" calcext:value-type="float">
            <text:p>0.00333</text:p>
          </table:table-cell>
          <table:table-cell table:style-name="ce2" table:formula="of:=[.D35]+[.B35]" office:value-type="float" office:value="1.11979413810678" calcext:value-type="float">
            <text:p>1.11979</text:p>
          </table:table-cell>
          <table:table-cell table:style-name="ce2" table:formula="of:=[.E35]+[.C35]" office:value-type="float" office:value="1.11333333333334" calcext:value-type="float">
            <text:p>1.11333</text:p>
          </table:table-cell>
          <table:table-cell table:style-name="ce2"/>
          <table:table-cell table:style-name="ce2" table:formula="of:=[.G35]*(1+[.$K$2])" office:value-type="float" office:value="1.11979413810678" calcext:value-type="float">
            <text:p>1.11979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[.D37]*[.$K$2]" office:value-type="float" office:value="0.00374508928411266" calcext:value-type="float">
            <text:p>0.00375</text:p>
          </table:table-cell>
          <table:table-cell table:style-name="ce2" table:formula="of:=[.B37]/[.D37]" office:value-type="float" office:value="0.00333333333333333" calcext:value-type="float">
            <text:p>0.00333</text:p>
          </table:table-cell>
          <table:table-cell table:style-name="ce2" table:formula="of:=[.D36]+[.B36]" office:value-type="float" office:value="1.1235267852338" calcext:value-type="float">
            <text:p>1.12353</text:p>
          </table:table-cell>
          <table:table-cell table:style-name="ce2" table:formula="of:=[.E36]+[.C36]" office:value-type="float" office:value="1.11666666666667" calcext:value-type="float">
            <text:p>1.11667</text:p>
          </table:table-cell>
          <table:table-cell table:style-name="ce2"/>
          <table:table-cell table:style-name="ce2" table:formula="of:=[.G36]*(1+[.$K$2])" office:value-type="float" office:value="1.1235267852338" calcext:value-type="float">
            <text:p>1.12353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[.D38]*[.$K$2]" office:value-type="float" office:value="0.0037575729150597" calcext:value-type="float">
            <text:p>0.00376</text:p>
          </table:table-cell>
          <table:table-cell table:style-name="ce2" table:formula="of:=[.B38]/[.D38]" office:value-type="float" office:value="0.00333333333333333" calcext:value-type="float">
            <text:p>0.00333</text:p>
          </table:table-cell>
          <table:table-cell table:style-name="ce2" table:formula="of:=[.D37]+[.B37]" office:value-type="float" office:value="1.12727187451791" calcext:value-type="float">
            <text:p>1.12727</text:p>
          </table:table-cell>
          <table:table-cell table:style-name="ce2" table:formula="of:=[.E37]+[.C37]" office:value-type="float" office:value="1.12" calcext:value-type="float">
            <text:p>1.12000</text:p>
          </table:table-cell>
          <table:table-cell table:style-name="ce2"/>
          <table:table-cell table:style-name="ce2" table:formula="of:=[.G37]*(1+[.$K$2])" office:value-type="float" office:value="1.12727187451791" calcext:value-type="float">
            <text:p>1.1272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[.D39]*[.$K$2]" office:value-type="float" office:value="0.0037700981581099" calcext:value-type="float">
            <text:p>0.00377</text:p>
          </table:table-cell>
          <table:table-cell table:style-name="ce2" table:formula="of:=[.B39]/[.D39]" office:value-type="float" office:value="0.00333333333333333" calcext:value-type="float">
            <text:p>0.00333</text:p>
          </table:table-cell>
          <table:table-cell table:style-name="ce2" table:formula="of:=[.D38]+[.B38]" office:value-type="float" office:value="1.13102944743297" calcext:value-type="float">
            <text:p>1.13103</text:p>
          </table:table-cell>
          <table:table-cell table:style-name="ce2" table:formula="of:=[.E38]+[.C38]" office:value-type="float" office:value="1.12333333333334" calcext:value-type="float">
            <text:p>1.12333</text:p>
          </table:table-cell>
          <table:table-cell table:style-name="ce2"/>
          <table:table-cell table:style-name="ce2" table:formula="of:=[.G38]*(1+[.$K$2])" office:value-type="float" office:value="1.13102944743297" calcext:value-type="float">
            <text:p>1.13103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[.D40]*[.$K$2]" office:value-type="float" office:value="0.00378266515197027" calcext:value-type="float">
            <text:p>0.00378</text:p>
          </table:table-cell>
          <table:table-cell table:style-name="ce2" table:formula="of:=[.B40]/[.D40]" office:value-type="float" office:value="0.00333333333333333" calcext:value-type="float">
            <text:p>0.00333</text:p>
          </table:table-cell>
          <table:table-cell table:style-name="ce2" table:formula="of:=[.D39]+[.B39]" office:value-type="float" office:value="1.13479954559108" calcext:value-type="float">
            <text:p>1.13480</text:p>
          </table:table-cell>
          <table:table-cell table:style-name="ce2" table:formula="of:=[.E39]+[.C39]" office:value-type="float" office:value="1.12666666666667" calcext:value-type="float">
            <text:p>1.12667</text:p>
          </table:table-cell>
          <table:table-cell table:style-name="ce2"/>
          <table:table-cell table:style-name="ce2" table:formula="of:=[.G39]*(1+[.$K$2])" office:value-type="float" office:value="1.13479954559108" calcext:value-type="float">
            <text:p>1.1348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[.D41]*[.$K$2]" office:value-type="float" office:value="0.00379527403581017" calcext:value-type="float">
            <text:p>0.00380</text:p>
          </table:table-cell>
          <table:table-cell table:style-name="ce2" table:formula="of:=[.B41]/[.D41]" office:value-type="float" office:value="0.00333333333333333" calcext:value-type="float">
            <text:p>0.00333</text:p>
          </table:table-cell>
          <table:table-cell table:style-name="ce2" table:formula="of:=[.D40]+[.B40]" office:value-type="float" office:value="1.13858221074305" calcext:value-type="float">
            <text:p>1.13858</text:p>
          </table:table-cell>
          <table:table-cell table:style-name="ce2" table:formula="of:=[.E40]+[.C40]" office:value-type="float" office:value="1.13" calcext:value-type="float">
            <text:p>1.13000</text:p>
          </table:table-cell>
          <table:table-cell table:style-name="ce2"/>
          <table:table-cell table:style-name="ce2" table:formula="of:=[.G40]*(1+[.$K$2])" office:value-type="float" office:value="1.13858221074305" calcext:value-type="float">
            <text:p>1.1385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[.D42]*[.$K$2]" office:value-type="float" office:value="0.00380792494926287" calcext:value-type="float">
            <text:p>0.00381</text:p>
          </table:table-cell>
          <table:table-cell table:style-name="ce2" table:formula="of:=[.B42]/[.D42]" office:value-type="float" office:value="0.00333333333333333" calcext:value-type="float">
            <text:p>0.00333</text:p>
          </table:table-cell>
          <table:table-cell table:style-name="ce2" table:formula="of:=[.D41]+[.B41]" office:value-type="float" office:value="1.14237748477886" calcext:value-type="float">
            <text:p>1.14238</text:p>
          </table:table-cell>
          <table:table-cell table:style-name="ce2" table:formula="of:=[.E41]+[.C41]" office:value-type="float" office:value="1.13333333333334" calcext:value-type="float">
            <text:p>1.13333</text:p>
          </table:table-cell>
          <table:table-cell table:style-name="ce2"/>
          <table:table-cell table:style-name="ce2" table:formula="of:=[.G41]*(1+[.$K$2])" office:value-type="float" office:value="1.14237748477886" calcext:value-type="float">
            <text:p>1.14238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[.D43]*[.$K$2]" office:value-type="float" office:value="0.00382061803242708" calcext:value-type="float">
            <text:p>0.00382</text:p>
          </table:table-cell>
          <table:table-cell table:style-name="ce2" table:formula="of:=[.B43]/[.D43]" office:value-type="float" office:value="0.00333333333333333" calcext:value-type="float">
            <text:p>0.00333</text:p>
          </table:table-cell>
          <table:table-cell table:style-name="ce2" table:formula="of:=[.D42]+[.B42]" office:value-type="float" office:value="1.14618540972812" calcext:value-type="float">
            <text:p>1.14619</text:p>
          </table:table-cell>
          <table:table-cell table:style-name="ce2" table:formula="of:=[.E42]+[.C42]" office:value-type="float" office:value="1.13666666666667" calcext:value-type="float">
            <text:p>1.13667</text:p>
          </table:table-cell>
          <table:table-cell table:style-name="ce2"/>
          <table:table-cell table:style-name="ce2" table:formula="of:=[.G42]*(1+[.$K$2])" office:value-type="float" office:value="1.14618540972813" calcext:value-type="float">
            <text:p>1.14619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[.D44]*[.$K$2]" office:value-type="float" office:value="0.0038333534258685" calcext:value-type="float">
            <text:p>0.00383</text:p>
          </table:table-cell>
          <table:table-cell table:style-name="ce2" table:formula="of:=[.B44]/[.D44]" office:value-type="float" office:value="0.00333333333333333" calcext:value-type="float">
            <text:p>0.00333</text:p>
          </table:table-cell>
          <table:table-cell table:style-name="ce2" table:formula="of:=[.D43]+[.B43]" office:value-type="float" office:value="1.15000602776055" calcext:value-type="float">
            <text:p>1.15001</text:p>
          </table:table-cell>
          <table:table-cell table:style-name="ce2" table:formula="of:=[.E43]+[.C43]" office:value-type="float" office:value="1.14" calcext:value-type="float">
            <text:p>1.14000</text:p>
          </table:table-cell>
          <table:table-cell table:style-name="ce2"/>
          <table:table-cell table:style-name="ce2" table:formula="of:=[.G43]*(1+[.$K$2])" office:value-type="float" office:value="1.15000602776056" calcext:value-type="float">
            <text:p>1.1500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[.D45]*[.$K$2]" office:value-type="float" office:value="0.0038461312706214" calcext:value-type="float">
            <text:p>0.00385</text:p>
          </table:table-cell>
          <table:table-cell table:style-name="ce2" table:formula="of:=[.B45]/[.D45]" office:value-type="float" office:value="0.00333333333333333" calcext:value-type="float">
            <text:p>0.00333</text:p>
          </table:table-cell>
          <table:table-cell table:style-name="ce2" table:formula="of:=[.D44]+[.B44]" office:value-type="float" office:value="1.15383938118642" calcext:value-type="float">
            <text:p>1.15384</text:p>
          </table:table-cell>
          <table:table-cell table:style-name="ce2" table:formula="of:=[.E44]+[.C44]" office:value-type="float" office:value="1.14333333333334" calcext:value-type="float">
            <text:p>1.14333</text:p>
          </table:table-cell>
          <table:table-cell table:style-name="ce2"/>
          <table:table-cell table:style-name="ce2" table:formula="of:=[.G44]*(1+[.$K$2])" office:value-type="float" office:value="1.15383938118642" calcext:value-type="float">
            <text:p>1.1538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[.D46]*[.$K$2]" office:value-type="float" office:value="0.00385895170819014" calcext:value-type="float">
            <text:p>0.00386</text:p>
          </table:table-cell>
          <table:table-cell table:style-name="ce2" table:formula="of:=[.B46]/[.D46]" office:value-type="float" office:value="0.00333333333333333" calcext:value-type="float">
            <text:p>0.00333</text:p>
          </table:table-cell>
          <table:table-cell table:style-name="ce2" table:formula="of:=[.D45]+[.B45]" office:value-type="float" office:value="1.15768551245704" calcext:value-type="float">
            <text:p>1.15769</text:p>
          </table:table-cell>
          <table:table-cell table:style-name="ce2" table:formula="of:=[.E45]+[.C45]" office:value-type="float" office:value="1.14666666666667" calcext:value-type="float">
            <text:p>1.14667</text:p>
          </table:table-cell>
          <table:table-cell table:style-name="ce2"/>
          <table:table-cell table:style-name="ce2" table:formula="of:=[.G45]*(1+[.$K$2])" office:value-type="float" office:value="1.15768551245705" calcext:value-type="float">
            <text:p>1.15769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[.D47]*[.$K$2]" office:value-type="float" office:value="0.00387181488055077" calcext:value-type="float">
            <text:p>0.00387</text:p>
          </table:table-cell>
          <table:table-cell table:style-name="ce2" table:formula="of:=[.B47]/[.D47]" office:value-type="float" office:value="0.00333333333333333" calcext:value-type="float">
            <text:p>0.00333</text:p>
          </table:table-cell>
          <table:table-cell table:style-name="ce2" table:formula="of:=[.D46]+[.B46]" office:value-type="float" office:value="1.16154446416523" calcext:value-type="float">
            <text:p>1.16154</text:p>
          </table:table-cell>
          <table:table-cell table:style-name="ce2" table:formula="of:=[.E46]+[.C46]" office:value-type="float" office:value="1.15" calcext:value-type="float">
            <text:p>1.15000</text:p>
          </table:table-cell>
          <table:table-cell table:style-name="ce2"/>
          <table:table-cell table:style-name="ce2" table:formula="of:=[.G46]*(1+[.$K$2])" office:value-type="float" office:value="1.16154446416524" calcext:value-type="float">
            <text:p>1.16154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[.D48]*[.$K$2]" office:value-type="float" office:value="0.00388472093015261" calcext:value-type="float">
            <text:p>0.00388</text:p>
          </table:table-cell>
          <table:table-cell table:style-name="ce2" table:formula="of:=[.B48]/[.D48]" office:value-type="float" office:value="0.00333333333333333" calcext:value-type="float">
            <text:p>0.00333</text:p>
          </table:table-cell>
          <table:table-cell table:style-name="ce2" table:formula="of:=[.D47]+[.B47]" office:value-type="float" office:value="1.16541627904578" calcext:value-type="float">
            <text:p>1.16542</text:p>
          </table:table-cell>
          <table:table-cell table:style-name="ce2" table:formula="of:=[.E47]+[.C47]" office:value-type="float" office:value="1.15333333333334" calcext:value-type="float">
            <text:p>1.15333</text:p>
          </table:table-cell>
          <table:table-cell table:style-name="ce2"/>
          <table:table-cell table:style-name="ce2" table:formula="of:=[.G47]*(1+[.$K$2])" office:value-type="float" office:value="1.16541627904579" calcext:value-type="float">
            <text:p>1.16542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[.D49]*[.$K$2]" office:value-type="float" office:value="0.00389766999991978" calcext:value-type="float">
            <text:p>0.00390</text:p>
          </table:table-cell>
          <table:table-cell table:style-name="ce2" table:formula="of:=[.B49]/[.D49]" office:value-type="float" office:value="0.00333333333333333" calcext:value-type="float">
            <text:p>0.00333</text:p>
          </table:table-cell>
          <table:table-cell table:style-name="ce2" table:formula="of:=[.D48]+[.B48]" office:value-type="float" office:value="1.16930099997594" calcext:value-type="float">
            <text:p>1.16930</text:p>
          </table:table-cell>
          <table:table-cell table:style-name="ce2" table:formula="of:=[.E48]+[.C48]" office:value-type="float" office:value="1.15666666666667" calcext:value-type="float">
            <text:p>1.15667</text:p>
          </table:table-cell>
          <table:table-cell table:style-name="ce2"/>
          <table:table-cell table:style-name="ce2" table:formula="of:=[.G48]*(1+[.$K$2])" office:value-type="float" office:value="1.16930099997594" calcext:value-type="float">
            <text:p>1.1693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[.D50]*[.$K$2]" office:value-type="float" office:value="0.00391066223325285" calcext:value-type="float">
            <text:p>0.00391</text:p>
          </table:table-cell>
          <table:table-cell table:style-name="ce2" table:formula="of:=[.B50]/[.D50]" office:value-type="float" office:value="0.00333333333333333" calcext:value-type="float">
            <text:p>0.00333</text:p>
          </table:table-cell>
          <table:table-cell table:style-name="ce2" table:formula="of:=[.D49]+[.B49]" office:value-type="float" office:value="1.17319866997585" calcext:value-type="float">
            <text:p>1.17320</text:p>
          </table:table-cell>
          <table:table-cell table:style-name="ce2" table:formula="of:=[.E49]+[.C49]" office:value-type="float" office:value="1.16" calcext:value-type="float">
            <text:p>1.16000</text:p>
          </table:table-cell>
          <table:table-cell table:style-name="ce2"/>
          <table:table-cell table:style-name="ce2" table:formula="of:=[.G49]*(1+[.$K$2])" office:value-type="float" office:value="1.17319866997586" calcext:value-type="float">
            <text:p>1.1732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[.D51]*[.$K$2]" office:value-type="float" office:value="0.00392369777403036" calcext:value-type="float">
            <text:p>0.00392</text:p>
          </table:table-cell>
          <table:table-cell table:style-name="ce2" table:formula="of:=[.B51]/[.D51]" office:value-type="float" office:value="0.00333333333333333" calcext:value-type="float">
            <text:p>0.00333</text:p>
          </table:table-cell>
          <table:table-cell table:style-name="ce2" table:formula="of:=[.D50]+[.B50]" office:value-type="float" office:value="1.17710933220911" calcext:value-type="float">
            <text:p>1.17711</text:p>
          </table:table-cell>
          <table:table-cell table:style-name="ce2" table:formula="of:=[.E50]+[.C50]" office:value-type="float" office:value="1.16333333333334" calcext:value-type="float">
            <text:p>1.16333</text:p>
          </table:table-cell>
          <table:table-cell table:style-name="ce2"/>
          <table:table-cell table:style-name="ce2" table:formula="of:=[.G50]*(1+[.$K$2])" office:value-type="float" office:value="1.17710933220911" calcext:value-type="float">
            <text:p>1.1771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[.D52]*[.$K$2]" office:value-type="float" office:value="0.00393677676661046" calcext:value-type="float">
            <text:p>0.00394</text:p>
          </table:table-cell>
          <table:table-cell table:style-name="ce2" table:formula="of:=[.B52]/[.D52]" office:value-type="float" office:value="0.00333333333333333" calcext:value-type="float">
            <text:p>0.00333</text:p>
          </table:table-cell>
          <table:table-cell table:style-name="ce2" table:formula="of:=[.D51]+[.B51]" office:value-type="float" office:value="1.18103302998314" calcext:value-type="float">
            <text:p>1.18103</text:p>
          </table:table-cell>
          <table:table-cell table:style-name="ce2" table:formula="of:=[.E51]+[.C51]" office:value-type="float" office:value="1.16666666666667" calcext:value-type="float">
            <text:p>1.16667</text:p>
          </table:table-cell>
          <table:table-cell table:style-name="ce2"/>
          <table:table-cell table:style-name="ce2" table:formula="of:=[.G51]*(1+[.$K$2])" office:value-type="float" office:value="1.18103302998314" calcext:value-type="float">
            <text:p>1.18103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[.D53]*[.$K$2]" office:value-type="float" office:value="0.00394989935583249" calcext:value-type="float">
            <text:p>0.00395</text:p>
          </table:table-cell>
          <table:table-cell table:style-name="ce2" table:formula="of:=[.B53]/[.D53]" office:value-type="float" office:value="0.00333333333333333" calcext:value-type="float">
            <text:p>0.00333</text:p>
          </table:table-cell>
          <table:table-cell table:style-name="ce2" table:formula="of:=[.D52]+[.B52]" office:value-type="float" office:value="1.18496980674975" calcext:value-type="float">
            <text:p>1.18497</text:p>
          </table:table-cell>
          <table:table-cell table:style-name="ce2" table:formula="of:=[.E52]+[.C52]" office:value-type="float" office:value="1.17" calcext:value-type="float">
            <text:p>1.17000</text:p>
          </table:table-cell>
          <table:table-cell table:style-name="ce2"/>
          <table:table-cell table:style-name="ce2" table:formula="of:=[.G52]*(1+[.$K$2])" office:value-type="float" office:value="1.18496980674975" calcext:value-type="float">
            <text:p>1.18497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[.D54]*[.$K$2]" office:value-type="float" office:value="0.0039630656870186" calcext:value-type="float">
            <text:p>0.00396</text:p>
          </table:table-cell>
          <table:table-cell table:style-name="ce2" table:formula="of:=[.B54]/[.D54]" office:value-type="float" office:value="0.00333333333333333" calcext:value-type="float">
            <text:p>0.00333</text:p>
          </table:table-cell>
          <table:table-cell table:style-name="ce2" table:formula="of:=[.D53]+[.B53]" office:value-type="float" office:value="1.18891970610558" calcext:value-type="float">
            <text:p>1.18892</text:p>
          </table:table-cell>
          <table:table-cell table:style-name="ce2" table:formula="of:=[.E53]+[.C53]" office:value-type="float" office:value="1.17333333333334" calcext:value-type="float">
            <text:p>1.17333</text:p>
          </table:table-cell>
          <table:table-cell table:style-name="ce2"/>
          <table:table-cell table:style-name="ce2" table:formula="of:=[.G53]*(1+[.$K$2])" office:value-type="float" office:value="1.18891970610559" calcext:value-type="float">
            <text:p>1.1889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[.D55]*[.$K$2]" office:value-type="float" office:value="0.00397627590597533" calcext:value-type="float">
            <text:p>0.00398</text:p>
          </table:table-cell>
          <table:table-cell table:style-name="ce2" table:formula="of:=[.B55]/[.D55]" office:value-type="float" office:value="0.00333333333333333" calcext:value-type="float">
            <text:p>0.00333</text:p>
          </table:table-cell>
          <table:table-cell table:style-name="ce2" table:formula="of:=[.D54]+[.B54]" office:value-type="float" office:value="1.1928827717926" calcext:value-type="float">
            <text:p>1.19288</text:p>
          </table:table-cell>
          <table:table-cell table:style-name="ce2" table:formula="of:=[.E54]+[.C54]" office:value-type="float" office:value="1.17666666666667" calcext:value-type="float">
            <text:p>1.17667</text:p>
          </table:table-cell>
          <table:table-cell table:style-name="ce2"/>
          <table:table-cell table:style-name="ce2" table:formula="of:=[.G54]*(1+[.$K$2])" office:value-type="float" office:value="1.1928827717926" calcext:value-type="float">
            <text:p>1.19288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[.D56]*[.$K$2]" office:value-type="float" office:value="0.00398953015899525" calcext:value-type="float">
            <text:p>0.00399</text:p>
          </table:table-cell>
          <table:table-cell table:style-name="ce2" table:formula="of:=[.B56]/[.D56]" office:value-type="float" office:value="0.00333333333333333" calcext:value-type="float">
            <text:p>0.00333</text:p>
          </table:table-cell>
          <table:table-cell table:style-name="ce2" table:formula="of:=[.D55]+[.B55]" office:value-type="float" office:value="1.19685904769858" calcext:value-type="float">
            <text:p>1.19686</text:p>
          </table:table-cell>
          <table:table-cell table:style-name="ce2" table:formula="of:=[.E55]+[.C55]" office:value-type="float" office:value="1.18" calcext:value-type="float">
            <text:p>1.18000</text:p>
          </table:table-cell>
          <table:table-cell table:style-name="ce2"/>
          <table:table-cell table:style-name="ce2" table:formula="of:=[.G55]*(1+[.$K$2])" office:value-type="float" office:value="1.19685904769858" calcext:value-type="float">
            <text:p>1.19686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[.D57]*[.$K$2]" office:value-type="float" office:value="0.00400282859285857" calcext:value-type="float">
            <text:p>0.00400</text:p>
          </table:table-cell>
          <table:table-cell table:style-name="ce2" table:formula="of:=[.B57]/[.D57]" office:value-type="float" office:value="0.00333333333333333" calcext:value-type="float">
            <text:p>0.00333</text:p>
          </table:table-cell>
          <table:table-cell table:style-name="ce2" table:formula="of:=[.D56]+[.B56]" office:value-type="float" office:value="1.20084857785757" calcext:value-type="float">
            <text:p>1.20085</text:p>
          </table:table-cell>
          <table:table-cell table:style-name="ce2" table:formula="of:=[.E56]+[.C56]" office:value-type="float" office:value="1.18333333333334" calcext:value-type="float">
            <text:p>1.18333</text:p>
          </table:table-cell>
          <table:table-cell table:style-name="ce2"/>
          <table:table-cell table:style-name="ce2" table:formula="of:=[.G56]*(1+[.$K$2])" office:value-type="float" office:value="1.20084857785757" calcext:value-type="float">
            <text:p>1.2008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[.D58]*[.$K$2]" office:value-type="float" office:value="0.00401617135483476" calcext:value-type="float">
            <text:p>0.00402</text:p>
          </table:table-cell>
          <table:table-cell table:style-name="ce2" table:formula="of:=[.B58]/[.D58]" office:value-type="float" office:value="0.00333333333333333" calcext:value-type="float">
            <text:p>0.00333</text:p>
          </table:table-cell>
          <table:table-cell table:style-name="ce2" table:formula="of:=[.D57]+[.B57]" office:value-type="float" office:value="1.20485140645043" calcext:value-type="float">
            <text:p>1.20485</text:p>
          </table:table-cell>
          <table:table-cell table:style-name="ce2" table:formula="of:=[.E57]+[.C57]" office:value-type="float" office:value="1.18666666666667" calcext:value-type="float">
            <text:p>1.18667</text:p>
          </table:table-cell>
          <table:table-cell table:style-name="ce2"/>
          <table:table-cell table:style-name="ce2" table:formula="of:=[.G57]*(1+[.$K$2])" office:value-type="float" office:value="1.20485140645043" calcext:value-type="float">
            <text:p>1.20485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[.D59]*[.$K$2]" office:value-type="float" office:value="0.00402955859268421" calcext:value-type="float">
            <text:p>0.00403</text:p>
          </table:table-cell>
          <table:table-cell table:style-name="ce2" table:formula="of:=[.B59]/[.D59]" office:value-type="float" office:value="0.00333333333333333" calcext:value-type="float">
            <text:p>0.00333</text:p>
          </table:table-cell>
          <table:table-cell table:style-name="ce2" table:formula="of:=[.D58]+[.B58]" office:value-type="float" office:value="1.20886757780526" calcext:value-type="float">
            <text:p>1.20887</text:p>
          </table:table-cell>
          <table:table-cell table:style-name="ce2" table:formula="of:=[.E58]+[.C58]" office:value-type="float" office:value="1.19" calcext:value-type="float">
            <text:p>1.19000</text:p>
          </table:table-cell>
          <table:table-cell table:style-name="ce2"/>
          <table:table-cell table:style-name="ce2" table:formula="of:=[.G58]*(1+[.$K$2])" office:value-type="float" office:value="1.20886757780527" calcext:value-type="float">
            <text:p>1.2088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[.D60]*[.$K$2]" office:value-type="float" office:value="0.00404299045465983" calcext:value-type="float">
            <text:p>0.00404</text:p>
          </table:table-cell>
          <table:table-cell table:style-name="ce2" table:formula="of:=[.B60]/[.D60]" office:value-type="float" office:value="0.00333333333333333" calcext:value-type="float">
            <text:p>0.00333</text:p>
          </table:table-cell>
          <table:table-cell table:style-name="ce2" table:formula="of:=[.D59]+[.B59]" office:value-type="float" office:value="1.21289713639795" calcext:value-type="float">
            <text:p>1.21290</text:p>
          </table:table-cell>
          <table:table-cell table:style-name="ce2" table:formula="of:=[.E59]+[.C59]" office:value-type="float" office:value="1.19333333333334" calcext:value-type="float">
            <text:p>1.19333</text:p>
          </table:table-cell>
          <table:table-cell table:style-name="ce2"/>
          <table:table-cell table:style-name="ce2" table:formula="of:=[.G59]*(1+[.$K$2])" office:value-type="float" office:value="1.21289713639795" calcext:value-type="float">
            <text:p>1.2129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[.D61]*[.$K$2]" office:value-type="float" office:value="0.00405646708950869" calcext:value-type="float">
            <text:p>0.00406</text:p>
          </table:table-cell>
          <table:table-cell table:style-name="ce2" table:formula="of:=[.B61]/[.D61]" office:value-type="float" office:value="0.00333333333333333" calcext:value-type="float">
            <text:p>0.00333</text:p>
          </table:table-cell>
          <table:table-cell table:style-name="ce2" table:formula="of:=[.D60]+[.B60]" office:value-type="float" office:value="1.21694012685261" calcext:value-type="float">
            <text:p>1.21694</text:p>
          </table:table-cell>
          <table:table-cell table:style-name="ce2" table:formula="of:=[.E60]+[.C60]" office:value-type="float" office:value="1.19666666666667" calcext:value-type="float">
            <text:p>1.19667</text:p>
          </table:table-cell>
          <table:table-cell table:style-name="ce2"/>
          <table:table-cell table:style-name="ce2" table:formula="of:=[.G60]*(1+[.$K$2])" office:value-type="float" office:value="1.21694012685261" calcext:value-type="float">
            <text:p>1.2169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[.D62]*[.$K$2]" office:value-type="float" office:value="0.00406998864647372" calcext:value-type="float">
            <text:p>0.00407</text:p>
          </table:table-cell>
          <table:table-cell table:style-name="ce2" table:formula="of:=[.B62]/[.D62]" office:value-type="float" office:value="0.00333333333333333" calcext:value-type="float">
            <text:p>0.00333</text:p>
          </table:table-cell>
          <table:table-cell table:style-name="ce2" table:formula="of:=[.D61]+[.B61]" office:value-type="float" office:value="1.22099659394212" calcext:value-type="float">
            <text:p>1.22100</text:p>
          </table:table-cell>
          <table:table-cell table:style-name="ce2" table:formula="of:=[.E61]+[.C61]" office:value-type="float" office:value="1.2" calcext:value-type="float">
            <text:p>1.20000</text:p>
          </table:table-cell>
          <table:table-cell table:style-name="ce2"/>
          <table:table-cell table:style-name="ce2" table:formula="of:=[.G61]*(1+[.$K$2])" office:value-type="float" office:value="1.22099659394212" calcext:value-type="float">
            <text:p>1.221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[.D63]*[.$K$2]" office:value-type="float" office:value="0.0040835552752953" calcext:value-type="float">
            <text:p>0.00408</text:p>
          </table:table-cell>
          <table:table-cell table:style-name="ce2" table:formula="of:=[.B63]/[.D63]" office:value-type="float" office:value="0.00333333333333333" calcext:value-type="float">
            <text:p>0.00333</text:p>
          </table:table-cell>
          <table:table-cell table:style-name="ce2" table:formula="of:=[.D62]+[.B62]" office:value-type="float" office:value="1.22506658258859" calcext:value-type="float">
            <text:p>1.22507</text:p>
          </table:table-cell>
          <table:table-cell table:style-name="ce2" table:formula="of:=[.E62]+[.C62]" office:value-type="float" office:value="1.20333333333334" calcext:value-type="float">
            <text:p>1.20333</text:p>
          </table:table-cell>
          <table:table-cell table:style-name="ce2"/>
          <table:table-cell table:style-name="ce2" table:formula="of:=[.G62]*(1+[.$K$2])" office:value-type="float" office:value="1.2250665825886" calcext:value-type="float">
            <text:p>1.22507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[.D64]*[.$K$2]" office:value-type="float" office:value="0.00409716712621295" calcext:value-type="float">
            <text:p>0.00410</text:p>
          </table:table-cell>
          <table:table-cell table:style-name="ce2" table:formula="of:=[.B64]/[.D64]" office:value-type="float" office:value="0.00333333333333333" calcext:value-type="float">
            <text:p>0.00333</text:p>
          </table:table-cell>
          <table:table-cell table:style-name="ce2" table:formula="of:=[.D63]+[.B63]" office:value-type="float" office:value="1.22915013786389" calcext:value-type="float">
            <text:p>1.22915</text:p>
          </table:table-cell>
          <table:table-cell table:style-name="ce2" table:formula="of:=[.E63]+[.C63]" office:value-type="float" office:value="1.20666666666667" calcext:value-type="float">
            <text:p>1.20667</text:p>
          </table:table-cell>
          <table:table-cell table:style-name="ce2"/>
          <table:table-cell table:style-name="ce2" table:formula="of:=[.G63]*(1+[.$K$2])" office:value-type="float" office:value="1.22915013786389" calcext:value-type="float">
            <text:p>1.2291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[.D65]*[.$K$2]" office:value-type="float" office:value="0.00411082434996699" calcext:value-type="float">
            <text:p>0.00411</text:p>
          </table:table-cell>
          <table:table-cell table:style-name="ce2" table:formula="of:=[.B65]/[.D65]" office:value-type="float" office:value="0.00333333333333333" calcext:value-type="float">
            <text:p>0.00333</text:p>
          </table:table-cell>
          <table:table-cell table:style-name="ce2" table:formula="of:=[.D64]+[.B64]" office:value-type="float" office:value="1.2332473049901" calcext:value-type="float">
            <text:p>1.23325</text:p>
          </table:table-cell>
          <table:table-cell table:style-name="ce2" table:formula="of:=[.E64]+[.C64]" office:value-type="float" office:value="1.21" calcext:value-type="float">
            <text:p>1.21000</text:p>
          </table:table-cell>
          <table:table-cell table:style-name="ce2"/>
          <table:table-cell table:style-name="ce2" table:formula="of:=[.G64]*(1+[.$K$2])" office:value-type="float" office:value="1.2332473049901" calcext:value-type="float">
            <text:p>1.2332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[.D66]*[.$K$2]" office:value-type="float" office:value="0.00412452709780022" calcext:value-type="float">
            <text:p>0.00412</text:p>
          </table:table-cell>
          <table:table-cell table:style-name="ce2" table:formula="of:=[.B66]/[.D66]" office:value-type="float" office:value="0.00333333333333333" calcext:value-type="float">
            <text:p>0.00333</text:p>
          </table:table-cell>
          <table:table-cell table:style-name="ce2" table:formula="of:=[.D65]+[.B65]" office:value-type="float" office:value="1.23735812934007" calcext:value-type="float">
            <text:p>1.23736</text:p>
          </table:table-cell>
          <table:table-cell table:style-name="ce2" table:formula="of:=[.E65]+[.C65]" office:value-type="float" office:value="1.21333333333334" calcext:value-type="float">
            <text:p>1.21333</text:p>
          </table:table-cell>
          <table:table-cell table:style-name="ce2"/>
          <table:table-cell table:style-name="ce2" table:formula="of:=[.G65]*(1+[.$K$2])" office:value-type="float" office:value="1.23735812934007" calcext:value-type="float">
            <text:p>1.2373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formula="of:=[.D67]*[.$K$2]" office:value-type="float" office:value="0.00413827552145955" calcext:value-type="float">
            <text:p>0.00414</text:p>
          </table:table-cell>
          <table:table-cell table:style-name="ce2" table:formula="of:=[.B67]/[.D67]" office:value-type="float" office:value="0.00333333333333333" calcext:value-type="float">
            <text:p>0.00333</text:p>
          </table:table-cell>
          <table:table-cell table:style-name="ce2" table:formula="of:=[.D66]+[.B66]" office:value-type="float" office:value="1.24148265643787" calcext:value-type="float">
            <text:p>1.24148</text:p>
          </table:table-cell>
          <table:table-cell table:style-name="ce2" table:formula="of:=[.E66]+[.C66]" office:value-type="float" office:value="1.21666666666667" calcext:value-type="float">
            <text:p>1.21667</text:p>
          </table:table-cell>
          <table:table-cell table:style-name="ce2"/>
          <table:table-cell table:style-name="ce2" table:formula="of:=[.G66]*(1+[.$K$2])" office:value-type="float" office:value="1.24148265643787" calcext:value-type="float">
            <text:p>1.2414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table:formula="of:=[.D68]*[.$K$2]" office:value-type="float" office:value="0.00415206977319775" calcext:value-type="float">
            <text:p>0.00415</text:p>
          </table:table-cell>
          <table:table-cell table:style-name="ce2" table:formula="of:=[.B68]/[.D68]" office:value-type="float" office:value="0.00333333333333333" calcext:value-type="float">
            <text:p>0.00333</text:p>
          </table:table-cell>
          <table:table-cell table:style-name="ce2" table:formula="of:=[.D67]+[.B67]" office:value-type="float" office:value="1.24562093195933" calcext:value-type="float">
            <text:p>1.24562</text:p>
          </table:table-cell>
          <table:table-cell table:style-name="ce2" table:formula="of:=[.E67]+[.C67]" office:value-type="float" office:value="1.22000000000001" calcext:value-type="float">
            <text:p>1.22000</text:p>
          </table:table-cell>
          <table:table-cell table:style-name="ce2"/>
          <table:table-cell table:style-name="ce2" table:formula="of:=[.G67]*(1+[.$K$2])" office:value-type="float" office:value="1.24562093195933" calcext:value-type="float">
            <text:p>1.24562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formula="of:=[.D69]*[.$K$2]" office:value-type="float" office:value="0.00416591000577508" calcext:value-type="float">
            <text:p>0.00417</text:p>
          </table:table-cell>
          <table:table-cell table:style-name="ce2" table:formula="of:=[.B69]/[.D69]" office:value-type="float" office:value="0.00333333333333333" calcext:value-type="float">
            <text:p>0.00333</text:p>
          </table:table-cell>
          <table:table-cell table:style-name="ce2" table:formula="of:=[.D68]+[.B68]" office:value-type="float" office:value="1.24977300173252" calcext:value-type="float">
            <text:p>1.24977</text:p>
          </table:table-cell>
          <table:table-cell table:style-name="ce2" table:formula="of:=[.E68]+[.C68]" office:value-type="float" office:value="1.22333333333334" calcext:value-type="float">
            <text:p>1.22333</text:p>
          </table:table-cell>
          <table:table-cell table:style-name="ce2"/>
          <table:table-cell table:style-name="ce2" table:formula="of:=[.G68]*(1+[.$K$2])" office:value-type="float" office:value="1.24977300173253" calcext:value-type="float">
            <text:p>1.2497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table:formula="of:=[.D70]*[.$K$2]" office:value-type="float" office:value="0.00417979637246099" calcext:value-type="float">
            <text:p>0.00418</text:p>
          </table:table-cell>
          <table:table-cell table:style-name="ce2" table:formula="of:=[.B70]/[.D70]" office:value-type="float" office:value="0.00333333333333333" calcext:value-type="float">
            <text:p>0.00333</text:p>
          </table:table-cell>
          <table:table-cell table:style-name="ce2" table:formula="of:=[.D69]+[.B69]" office:value-type="float" office:value="1.2539389117383" calcext:value-type="float">
            <text:p>1.25394</text:p>
          </table:table-cell>
          <table:table-cell table:style-name="ce2" table:formula="of:=[.E69]+[.C69]" office:value-type="float" office:value="1.22666666666667" calcext:value-type="float">
            <text:p>1.22667</text:p>
          </table:table-cell>
          <table:table-cell table:style-name="ce2"/>
          <table:table-cell table:style-name="ce2" table:formula="of:=[.G69]*(1+[.$K$2])" office:value-type="float" office:value="1.2539389117383" calcext:value-type="float">
            <text:p>1.25394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table:formula="of:=[.D71]*[.$K$2]" office:value-type="float" office:value="0.00419372902703586" calcext:value-type="float">
            <text:p>0.00419</text:p>
          </table:table-cell>
          <table:table-cell table:style-name="ce2" table:formula="of:=[.B71]/[.D71]" office:value-type="float" office:value="0.00333333333333333" calcext:value-type="float">
            <text:p>0.00333</text:p>
          </table:table-cell>
          <table:table-cell table:style-name="ce2" table:formula="of:=[.D70]+[.B70]" office:value-type="float" office:value="1.25811870811076" calcext:value-type="float">
            <text:p>1.25812</text:p>
          </table:table-cell>
          <table:table-cell table:style-name="ce2" table:formula="of:=[.E70]+[.C70]" office:value-type="float" office:value="1.23000000000001" calcext:value-type="float">
            <text:p>1.23000</text:p>
          </table:table-cell>
          <table:table-cell table:style-name="ce2"/>
          <table:table-cell table:style-name="ce2" table:formula="of:=[.G70]*(1+[.$K$2])" office:value-type="float" office:value="1.25811870811076" calcext:value-type="float">
            <text:p>1.25812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[.D72]*[.$K$2]" office:value-type="float" office:value="0.00420770812379265" calcext:value-type="float">
            <text:p>0.00421</text:p>
          </table:table-cell>
          <table:table-cell table:style-name="ce2" table:formula="of:=[.B72]/[.D72]" office:value-type="float" office:value="0.00333333333333333" calcext:value-type="float">
            <text:p>0.00333</text:p>
          </table:table-cell>
          <table:table-cell table:style-name="ce2" table:formula="of:=[.D71]+[.B71]" office:value-type="float" office:value="1.2623124371378" calcext:value-type="float">
            <text:p>1.26231</text:p>
          </table:table-cell>
          <table:table-cell table:style-name="ce2" table:formula="of:=[.E71]+[.C71]" office:value-type="float" office:value="1.23333333333334" calcext:value-type="float">
            <text:p>1.23333</text:p>
          </table:table-cell>
          <table:table-cell table:style-name="ce2"/>
          <table:table-cell table:style-name="ce2" table:formula="of:=[.G71]*(1+[.$K$2])" office:value-type="float" office:value="1.2623124371378" calcext:value-type="float">
            <text:p>1.26231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table:formula="of:=[.D73]*[.$K$2]" office:value-type="float" office:value="0.00422173381753862" calcext:value-type="float">
            <text:p>0.00422</text:p>
          </table:table-cell>
          <table:table-cell table:style-name="ce2" table:formula="of:=[.B73]/[.D73]" office:value-type="float" office:value="0.00333333333333333" calcext:value-type="float">
            <text:p>0.00333</text:p>
          </table:table-cell>
          <table:table-cell table:style-name="ce2" table:formula="of:=[.D72]+[.B72]" office:value-type="float" office:value="1.26652014526159" calcext:value-type="float">
            <text:p>1.26652</text:p>
          </table:table-cell>
          <table:table-cell table:style-name="ce2" table:formula="of:=[.E72]+[.C72]" office:value-type="float" office:value="1.23666666666667" calcext:value-type="float">
            <text:p>1.23667</text:p>
          </table:table-cell>
          <table:table-cell table:style-name="ce2"/>
          <table:table-cell table:style-name="ce2" table:formula="of:=[.G72]*(1+[.$K$2])" office:value-type="float" office:value="1.26652014526159" calcext:value-type="float">
            <text:p>1.2665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formula="of:=[.D74]*[.$K$2]" office:value-type="float" office:value="0.00423580626359709" calcext:value-type="float">
            <text:p>0.00424</text:p>
          </table:table-cell>
          <table:table-cell table:style-name="ce2" table:formula="of:=[.B74]/[.D74]" office:value-type="float" office:value="0.00333333333333333" calcext:value-type="float">
            <text:p>0.00333</text:p>
          </table:table-cell>
          <table:table-cell table:style-name="ce2" table:formula="of:=[.D73]+[.B73]" office:value-type="float" office:value="1.27074187907913" calcext:value-type="float">
            <text:p>1.27074</text:p>
          </table:table-cell>
          <table:table-cell table:style-name="ce2" table:formula="of:=[.E73]+[.C73]" office:value-type="float" office:value="1.24000000000001" calcext:value-type="float">
            <text:p>1.24000</text:p>
          </table:table-cell>
          <table:table-cell table:style-name="ce2"/>
          <table:table-cell table:style-name="ce2" table:formula="of:=[.G73]*(1+[.$K$2])" office:value-type="float" office:value="1.27074187907913" calcext:value-type="float">
            <text:p>1.2707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table:formula="of:=[.D75]*[.$K$2]" office:value-type="float" office:value="0.00424992561780908" calcext:value-type="float">
            <text:p>0.00425</text:p>
          </table:table-cell>
          <table:table-cell table:style-name="ce2" table:formula="of:=[.B75]/[.D75]" office:value-type="float" office:value="0.00333333333333333" calcext:value-type="float">
            <text:p>0.00333</text:p>
          </table:table-cell>
          <table:table-cell table:style-name="ce2" table:formula="of:=[.D74]+[.B74]" office:value-type="float" office:value="1.27497768534272" calcext:value-type="float">
            <text:p>1.27498</text:p>
          </table:table-cell>
          <table:table-cell table:style-name="ce2" table:formula="of:=[.E74]+[.C74]" office:value-type="float" office:value="1.24333333333334" calcext:value-type="float">
            <text:p>1.24333</text:p>
          </table:table-cell>
          <table:table-cell table:style-name="ce2"/>
          <table:table-cell table:style-name="ce2" table:formula="of:=[.G74]*(1+[.$K$2])" office:value-type="float" office:value="1.27497768534273" calcext:value-type="float">
            <text:p>1.27498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table:formula="of:=[.D76]*[.$K$2]" office:value-type="float" office:value="0.00426409203653511" calcext:value-type="float">
            <text:p>0.00426</text:p>
          </table:table-cell>
          <table:table-cell table:style-name="ce2" table:formula="of:=[.B76]/[.D76]" office:value-type="float" office:value="0.00333333333333333" calcext:value-type="float">
            <text:p>0.00333</text:p>
          </table:table-cell>
          <table:table-cell table:style-name="ce2" table:formula="of:=[.D75]+[.B75]" office:value-type="float" office:value="1.27922761096053" calcext:value-type="float">
            <text:p>1.27923</text:p>
          </table:table-cell>
          <table:table-cell table:style-name="ce2" table:formula="of:=[.E75]+[.C75]" office:value-type="float" office:value="1.24666666666667" calcext:value-type="float">
            <text:p>1.24667</text:p>
          </table:table-cell>
          <table:table-cell table:style-name="ce2"/>
          <table:table-cell table:style-name="ce2" table:formula="of:=[.G75]*(1+[.$K$2])" office:value-type="float" office:value="1.27922761096054" calcext:value-type="float">
            <text:p>1.27923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table:formula="of:=[.D77]*[.$K$2]" office:value-type="float" office:value="0.00427830567665689" calcext:value-type="float">
            <text:p>0.00428</text:p>
          </table:table-cell>
          <table:table-cell table:style-name="ce2" table:formula="of:=[.B77]/[.D77]" office:value-type="float" office:value="0.00333333333333333" calcext:value-type="float">
            <text:p>0.00333</text:p>
          </table:table-cell>
          <table:table-cell table:style-name="ce2" table:formula="of:=[.D76]+[.B76]" office:value-type="float" office:value="1.28349170299707" calcext:value-type="float">
            <text:p>1.28349</text:p>
          </table:table-cell>
          <table:table-cell table:style-name="ce2" table:formula="of:=[.E76]+[.C76]" office:value-type="float" office:value="1.25000000000001" calcext:value-type="float">
            <text:p>1.25000</text:p>
          </table:table-cell>
          <table:table-cell table:style-name="ce2"/>
          <table:table-cell table:style-name="ce2" table:formula="of:=[.G76]*(1+[.$K$2])" office:value-type="float" office:value="1.28349170299707" calcext:value-type="float">
            <text:p>1.28349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table:formula="of:=[.D78]*[.$K$2]" office:value-type="float" office:value="0.00429256669557908" calcext:value-type="float">
            <text:p>0.00429</text:p>
          </table:table-cell>
          <table:table-cell table:style-name="ce2" table:formula="of:=[.B78]/[.D78]" office:value-type="float" office:value="0.00333333333333333" calcext:value-type="float">
            <text:p>0.00333</text:p>
          </table:table-cell>
          <table:table-cell table:style-name="ce2" table:formula="of:=[.D77]+[.B77]" office:value-type="float" office:value="1.28777000867372" calcext:value-type="float">
            <text:p>1.28777</text:p>
          </table:table-cell>
          <table:table-cell table:style-name="ce2" table:formula="of:=[.E77]+[.C77]" office:value-type="float" office:value="1.25333333333334" calcext:value-type="float">
            <text:p>1.25333</text:p>
          </table:table-cell>
          <table:table-cell table:style-name="ce2"/>
          <table:table-cell table:style-name="ce2" table:formula="of:=[.G77]*(1+[.$K$2])" office:value-type="float" office:value="1.28777000867373" calcext:value-type="float">
            <text:p>1.287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table:formula="of:=[.D79]*[.$K$2]" office:value-type="float" office:value="0.00430687525123101" calcext:value-type="float">
            <text:p>0.00431</text:p>
          </table:table-cell>
          <table:table-cell table:style-name="ce2" table:formula="of:=[.B79]/[.D79]" office:value-type="float" office:value="0.00333333333333333" calcext:value-type="float">
            <text:p>0.00333</text:p>
          </table:table-cell>
          <table:table-cell table:style-name="ce2" table:formula="of:=[.D78]+[.B78]" office:value-type="float" office:value="1.2920625753693" calcext:value-type="float">
            <text:p>1.29206</text:p>
          </table:table-cell>
          <table:table-cell table:style-name="ce2" table:formula="of:=[.E78]+[.C78]" office:value-type="float" office:value="1.25666666666667" calcext:value-type="float">
            <text:p>1.25667</text:p>
          </table:table-cell>
          <table:table-cell table:style-name="ce2"/>
          <table:table-cell table:style-name="ce2" table:formula="of:=[.G78]*(1+[.$K$2])" office:value-type="float" office:value="1.29206257536931" calcext:value-type="float">
            <text:p>1.2920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table:formula="of:=[.D80]*[.$K$2]" office:value-type="float" office:value="0.00432123150206845" calcext:value-type="float">
            <text:p>0.00432</text:p>
          </table:table-cell>
          <table:table-cell table:style-name="ce2" table:formula="of:=[.B80]/[.D80]" office:value-type="float" office:value="0.00333333333333333" calcext:value-type="float">
            <text:p>0.00333</text:p>
          </table:table-cell>
          <table:table-cell table:style-name="ce2" table:formula="of:=[.D79]+[.B79]" office:value-type="float" office:value="1.29636945062053" calcext:value-type="float">
            <text:p>1.29637</text:p>
          </table:table-cell>
          <table:table-cell table:style-name="ce2" table:formula="of:=[.E79]+[.C79]" office:value-type="float" office:value="1.26000000000001" calcext:value-type="float">
            <text:p>1.26000</text:p>
          </table:table-cell>
          <table:table-cell table:style-name="ce2"/>
          <table:table-cell table:style-name="ce2" table:formula="of:=[.G79]*(1+[.$K$2])" office:value-type="float" office:value="1.29636945062054" calcext:value-type="float">
            <text:p>1.29637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table:formula="of:=[.D81]*[.$K$2]" office:value-type="float" office:value="0.00433563560707534" calcext:value-type="float">
            <text:p>0.00434</text:p>
          </table:table-cell>
          <table:table-cell table:style-name="ce2" table:formula="of:=[.B81]/[.D81]" office:value-type="float" office:value="0.00333333333333333" calcext:value-type="float">
            <text:p>0.00333</text:p>
          </table:table-cell>
          <table:table-cell table:style-name="ce2" table:formula="of:=[.D80]+[.B80]" office:value-type="float" office:value="1.3006906821226" calcext:value-type="float">
            <text:p>1.30069</text:p>
          </table:table-cell>
          <table:table-cell table:style-name="ce2" table:formula="of:=[.E80]+[.C80]" office:value-type="float" office:value="1.26333333333334" calcext:value-type="float">
            <text:p>1.26333</text:p>
          </table:table-cell>
          <table:table-cell table:style-name="ce2"/>
          <table:table-cell table:style-name="ce2" table:formula="of:=[.G80]*(1+[.$K$2])" office:value-type="float" office:value="1.30069068212261" calcext:value-type="float">
            <text:p>1.3006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[.D82]*[.$K$2]" office:value-type="float" office:value="0.00435008772576559" calcext:value-type="float">
            <text:p>0.00435</text:p>
          </table:table-cell>
          <table:table-cell table:style-name="ce2" table:formula="of:=[.B82]/[.D82]" office:value-type="float" office:value="0.00333333333333333" calcext:value-type="float">
            <text:p>0.00333</text:p>
          </table:table-cell>
          <table:table-cell table:style-name="ce2" table:formula="of:=[.D81]+[.B81]" office:value-type="float" office:value="1.30502631772968" calcext:value-type="float">
            <text:p>1.30503</text:p>
          </table:table-cell>
          <table:table-cell table:style-name="ce2" table:formula="of:=[.E81]+[.C81]" office:value-type="float" office:value="1.26666666666667" calcext:value-type="float">
            <text:p>1.26667</text:p>
          </table:table-cell>
          <table:table-cell table:style-name="ce2"/>
          <table:table-cell table:style-name="ce2" table:formula="of:=[.G81]*(1+[.$K$2])" office:value-type="float" office:value="1.30502631772969" calcext:value-type="float">
            <text:p>1.3050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table:formula="of:=[.D83]*[.$K$2]" office:value-type="float" office:value="0.00436458801818481" calcext:value-type="float">
            <text:p>0.00436</text:p>
          </table:table-cell>
          <table:table-cell table:style-name="ce2" table:formula="of:=[.B83]/[.D83]" office:value-type="float" office:value="0.00333333333333333" calcext:value-type="float">
            <text:p>0.00333</text:p>
          </table:table-cell>
          <table:table-cell table:style-name="ce2" table:formula="of:=[.D82]+[.B82]" office:value-type="float" office:value="1.30937640545544" calcext:value-type="float">
            <text:p>1.30938</text:p>
          </table:table-cell>
          <table:table-cell table:style-name="ce2" table:formula="of:=[.E82]+[.C82]" office:value-type="float" office:value="1.27000000000001" calcext:value-type="float">
            <text:p>1.27000</text:p>
          </table:table-cell>
          <table:table-cell table:style-name="ce2"/>
          <table:table-cell table:style-name="ce2" table:formula="of:=[.G82]*(1+[.$K$2])" office:value-type="float" office:value="1.30937640545545" calcext:value-type="float">
            <text:p>1.30938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table:formula="of:=[.D84]*[.$K$2]" office:value-type="float" office:value="0.0043791366449121" calcext:value-type="float">
            <text:p>0.00438</text:p>
          </table:table-cell>
          <table:table-cell table:style-name="ce2" table:formula="of:=[.B84]/[.D84]" office:value-type="float" office:value="0.00333333333333333" calcext:value-type="float">
            <text:p>0.00333</text:p>
          </table:table-cell>
          <table:table-cell table:style-name="ce2" table:formula="of:=[.D83]+[.B83]" office:value-type="float" office:value="1.31374099347363" calcext:value-type="float">
            <text:p>1.31374</text:p>
          </table:table-cell>
          <table:table-cell table:style-name="ce2" table:formula="of:=[.E83]+[.C83]" office:value-type="float" office:value="1.27333333333334" calcext:value-type="float">
            <text:p>1.27333</text:p>
          </table:table-cell>
          <table:table-cell table:style-name="ce2"/>
          <table:table-cell table:style-name="ce2" table:formula="of:=[.G83]*(1+[.$K$2])" office:value-type="float" office:value="1.31374099347364" calcext:value-type="float">
            <text:p>1.3137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table:formula="of:=[.D85]*[.$K$2]" office:value-type="float" office:value="0.0043937337670618" calcext:value-type="float">
            <text:p>0.00439</text:p>
          </table:table-cell>
          <table:table-cell table:style-name="ce2" table:formula="of:=[.B85]/[.D85]" office:value-type="float" office:value="0.00333333333333333" calcext:value-type="float">
            <text:p>0.00333</text:p>
          </table:table-cell>
          <table:table-cell table:style-name="ce2" table:formula="of:=[.D84]+[.B84]" office:value-type="float" office:value="1.31812013011854" calcext:value-type="float">
            <text:p>1.31812</text:p>
          </table:table-cell>
          <table:table-cell table:style-name="ce2" table:formula="of:=[.E84]+[.C84]" office:value-type="float" office:value="1.27666666666667" calcext:value-type="float">
            <text:p>1.27667</text:p>
          </table:table-cell>
          <table:table-cell table:style-name="ce2"/>
          <table:table-cell table:style-name="ce2" table:formula="of:=[.G84]*(1+[.$K$2])" office:value-type="float" office:value="1.31812013011855" calcext:value-type="float">
            <text:p>1.31812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formula="of:=[.D86]*[.$K$2]" office:value-type="float" office:value="0.00440837954628534" calcext:value-type="float">
            <text:p>0.00441</text:p>
          </table:table-cell>
          <table:table-cell table:style-name="ce2" table:formula="of:=[.B86]/[.D86]" office:value-type="float" office:value="0.00333333333333333" calcext:value-type="float">
            <text:p>0.00333</text:p>
          </table:table-cell>
          <table:table-cell table:style-name="ce2" table:formula="of:=[.D85]+[.B85]" office:value-type="float" office:value="1.3225138638856" calcext:value-type="float">
            <text:p>1.32251</text:p>
          </table:table-cell>
          <table:table-cell table:style-name="ce2" table:formula="of:=[.E85]+[.C85]" office:value-type="float" office:value="1.28000000000001" calcext:value-type="float">
            <text:p>1.28000</text:p>
          </table:table-cell>
          <table:table-cell table:style-name="ce2"/>
          <table:table-cell table:style-name="ce2" table:formula="of:=[.G85]*(1+[.$K$2])" office:value-type="float" office:value="1.32251386388561" calcext:value-type="float">
            <text:p>1.3225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formula="of:=[.D87]*[.$K$2]" office:value-type="float" office:value="0.00442307414477296" calcext:value-type="float">
            <text:p>0.00442</text:p>
          </table:table-cell>
          <table:table-cell table:style-name="ce2" table:formula="of:=[.B87]/[.D87]" office:value-type="float" office:value="0.00333333333333333" calcext:value-type="float">
            <text:p>0.00333</text:p>
          </table:table-cell>
          <table:table-cell table:style-name="ce2" table:formula="of:=[.D86]+[.B86]" office:value-type="float" office:value="1.32692224343189" calcext:value-type="float">
            <text:p>1.32692</text:p>
          </table:table-cell>
          <table:table-cell table:style-name="ce2" table:formula="of:=[.E86]+[.C86]" office:value-type="float" office:value="1.28333333333334" calcext:value-type="float">
            <text:p>1.28333</text:p>
          </table:table-cell>
          <table:table-cell table:style-name="ce2"/>
          <table:table-cell table:style-name="ce2" table:formula="of:=[.G86]*(1+[.$K$2])" office:value-type="float" office:value="1.3269222434319" calcext:value-type="float">
            <text:p>1.3269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formula="of:=[.D88]*[.$K$2]" office:value-type="float" office:value="0.00443781772525554" calcext:value-type="float">
            <text:p>0.00444</text:p>
          </table:table-cell>
          <table:table-cell table:style-name="ce2" table:formula="of:=[.B88]/[.D88]" office:value-type="float" office:value="0.00333333333333333" calcext:value-type="float">
            <text:p>0.00333</text:p>
          </table:table-cell>
          <table:table-cell table:style-name="ce2" table:formula="of:=[.D87]+[.B87]" office:value-type="float" office:value="1.33134531757666" calcext:value-type="float">
            <text:p>1.33135</text:p>
          </table:table-cell>
          <table:table-cell table:style-name="ce2" table:formula="of:=[.E87]+[.C87]" office:value-type="float" office:value="1.28666666666667" calcext:value-type="float">
            <text:p>1.28667</text:p>
          </table:table-cell>
          <table:table-cell table:style-name="ce2"/>
          <table:table-cell table:style-name="ce2" table:formula="of:=[.G87]*(1+[.$K$2])" office:value-type="float" office:value="1.33134531757667" calcext:value-type="float">
            <text:p>1.3313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formula="of:=[.D89]*[.$K$2]" office:value-type="float" office:value="0.00445261045100639" calcext:value-type="float">
            <text:p>0.00445</text:p>
          </table:table-cell>
          <table:table-cell table:style-name="ce2" table:formula="of:=[.B89]/[.D89]" office:value-type="float" office:value="0.00333333333333333" calcext:value-type="float">
            <text:p>0.00333</text:p>
          </table:table-cell>
          <table:table-cell table:style-name="ce2" table:formula="of:=[.D88]+[.B88]" office:value-type="float" office:value="1.33578313530192" calcext:value-type="float">
            <text:p>1.33578</text:p>
          </table:table-cell>
          <table:table-cell table:style-name="ce2" table:formula="of:=[.E88]+[.C88]" office:value-type="float" office:value="1.29000000000001" calcext:value-type="float">
            <text:p>1.29000</text:p>
          </table:table-cell>
          <table:table-cell table:style-name="ce2"/>
          <table:table-cell table:style-name="ce2" table:formula="of:=[.G88]*(1+[.$K$2])" office:value-type="float" office:value="1.33578313530192" calcext:value-type="float">
            <text:p>1.3357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formula="of:=[.D90]*[.$K$2]" office:value-type="float" office:value="0.00446745248584308" calcext:value-type="float">
            <text:p>0.00447</text:p>
          </table:table-cell>
          <table:table-cell table:style-name="ce2" table:formula="of:=[.B90]/[.D90]" office:value-type="float" office:value="0.00333333333333333" calcext:value-type="float">
            <text:p>0.00333</text:p>
          </table:table-cell>
          <table:table-cell table:style-name="ce2" table:formula="of:=[.D89]+[.B89]" office:value-type="float" office:value="1.34023574575292" calcext:value-type="float">
            <text:p>1.34024</text:p>
          </table:table-cell>
          <table:table-cell table:style-name="ce2" table:formula="of:=[.E89]+[.C89]" office:value-type="float" office:value="1.29333333333334" calcext:value-type="float">
            <text:p>1.29333</text:p>
          </table:table-cell>
          <table:table-cell table:style-name="ce2"/>
          <table:table-cell table:style-name="ce2" table:formula="of:=[.G89]*(1+[.$K$2])" office:value-type="float" office:value="1.34023574575293" calcext:value-type="float">
            <text:p>1.3402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formula="of:=[.D91]*[.$K$2]" office:value-type="float" office:value="0.00448234399412922" calcext:value-type="float">
            <text:p>0.00448</text:p>
          </table:table-cell>
          <table:table-cell table:style-name="ce2" table:formula="of:=[.B91]/[.D91]" office:value-type="float" office:value="0.00333333333333333" calcext:value-type="float">
            <text:p>0.00333</text:p>
          </table:table-cell>
          <table:table-cell table:style-name="ce2" table:formula="of:=[.D90]+[.B90]" office:value-type="float" office:value="1.34470319823877" calcext:value-type="float">
            <text:p>1.34470</text:p>
          </table:table-cell>
          <table:table-cell table:style-name="ce2" table:formula="of:=[.E90]+[.C90]" office:value-type="float" office:value="1.29666666666667" calcext:value-type="float">
            <text:p>1.29667</text:p>
          </table:table-cell>
          <table:table-cell table:style-name="ce2"/>
          <table:table-cell table:style-name="ce2" table:formula="of:=[.G90]*(1+[.$K$2])" office:value-type="float" office:value="1.34470319823877" calcext:value-type="float">
            <text:p>1.3447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[.D92]*[.$K$2]" office:value-type="float" office:value="0.00449728514077632" calcext:value-type="float">
            <text:p>0.00450</text:p>
          </table:table-cell>
          <table:table-cell table:style-name="ce2" table:formula="of:=[.B92]/[.D92]" office:value-type="float" office:value="0.00333333333333333" calcext:value-type="float">
            <text:p>0.00333</text:p>
          </table:table-cell>
          <table:table-cell table:style-name="ce2" table:formula="of:=[.D91]+[.B91]" office:value-type="float" office:value="1.34918554223289" calcext:value-type="float">
            <text:p>1.34919</text:p>
          </table:table-cell>
          <table:table-cell table:style-name="ce2" table:formula="of:=[.E91]+[.C91]" office:value-type="float" office:value="1.30000000000001" calcext:value-type="float">
            <text:p>1.30000</text:p>
          </table:table-cell>
          <table:table-cell table:style-name="ce2"/>
          <table:table-cell table:style-name="ce2" table:formula="of:=[.G91]*(1+[.$K$2])" office:value-type="float" office:value="1.3491855422329" calcext:value-type="float">
            <text:p>1.3491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formula="of:=[.D93]*[.$K$2]" office:value-type="float" office:value="0.00451227609124557" calcext:value-type="float">
            <text:p>0.00451</text:p>
          </table:table-cell>
          <table:table-cell table:style-name="ce2" table:formula="of:=[.B93]/[.D93]" office:value-type="float" office:value="0.00333333333333333" calcext:value-type="float">
            <text:p>0.00333</text:p>
          </table:table-cell>
          <table:table-cell table:style-name="ce2" table:formula="of:=[.D92]+[.B92]" office:value-type="float" office:value="1.35368282737367" calcext:value-type="float">
            <text:p>1.35368</text:p>
          </table:table-cell>
          <table:table-cell table:style-name="ce2" table:formula="of:=[.E92]+[.C92]" office:value-type="float" office:value="1.30333333333334" calcext:value-type="float">
            <text:p>1.30333</text:p>
          </table:table-cell>
          <table:table-cell table:style-name="ce2"/>
          <table:table-cell table:style-name="ce2" table:formula="of:=[.G92]*(1+[.$K$2])" office:value-type="float" office:value="1.35368282737368" calcext:value-type="float">
            <text:p>1.35368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formula="of:=[.D94]*[.$K$2]" office:value-type="float" office:value="0.00452731701154972" calcext:value-type="float">
            <text:p>0.00453</text:p>
          </table:table-cell>
          <table:table-cell table:style-name="ce2" table:formula="of:=[.B94]/[.D94]" office:value-type="float" office:value="0.00333333333333333" calcext:value-type="float">
            <text:p>0.00333</text:p>
          </table:table-cell>
          <table:table-cell table:style-name="ce2" table:formula="of:=[.D93]+[.B93]" office:value-type="float" office:value="1.35819510346492" calcext:value-type="float">
            <text:p>1.35820</text:p>
          </table:table-cell>
          <table:table-cell table:style-name="ce2" table:formula="of:=[.E93]+[.C93]" office:value-type="float" office:value="1.30666666666667" calcext:value-type="float">
            <text:p>1.30667</text:p>
          </table:table-cell>
          <table:table-cell table:style-name="ce2"/>
          <table:table-cell table:style-name="ce2" table:formula="of:=[.G93]*(1+[.$K$2])" office:value-type="float" office:value="1.35819510346493" calcext:value-type="float">
            <text:p>1.3582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formula="of:=[.D95]*[.$K$2]" office:value-type="float" office:value="0.00454240806825489" calcext:value-type="float">
            <text:p>0.00454</text:p>
          </table:table-cell>
          <table:table-cell table:style-name="ce2" table:formula="of:=[.B95]/[.D95]" office:value-type="float" office:value="0.00333333333333333" calcext:value-type="float">
            <text:p>0.00333</text:p>
          </table:table-cell>
          <table:table-cell table:style-name="ce2" table:formula="of:=[.D94]+[.B94]" office:value-type="float" office:value="1.36272242047647" calcext:value-type="float">
            <text:p>1.36272</text:p>
          </table:table-cell>
          <table:table-cell table:style-name="ce2" table:formula="of:=[.E94]+[.C94]" office:value-type="float" office:value="1.31000000000001" calcext:value-type="float">
            <text:p>1.31000</text:p>
          </table:table-cell>
          <table:table-cell table:style-name="ce2"/>
          <table:table-cell table:style-name="ce2" table:formula="of:=[.G94]*(1+[.$K$2])" office:value-type="float" office:value="1.36272242047648" calcext:value-type="float">
            <text:p>1.36272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formula="of:=[.D96]*[.$K$2]" office:value-type="float" office:value="0.0045575494284824" calcext:value-type="float">
            <text:p>0.00456</text:p>
          </table:table-cell>
          <table:table-cell table:style-name="ce2" table:formula="of:=[.B96]/[.D96]" office:value-type="float" office:value="0.00333333333333333" calcext:value-type="float">
            <text:p>0.00333</text:p>
          </table:table-cell>
          <table:table-cell table:style-name="ce2" table:formula="of:=[.D95]+[.B95]" office:value-type="float" office:value="1.36726482854472" calcext:value-type="float">
            <text:p>1.36726</text:p>
          </table:table-cell>
          <table:table-cell table:style-name="ce2" table:formula="of:=[.E95]+[.C95]" office:value-type="float" office:value="1.31333333333334" calcext:value-type="float">
            <text:p>1.31333</text:p>
          </table:table-cell>
          <table:table-cell table:style-name="ce2"/>
          <table:table-cell table:style-name="ce2" table:formula="of:=[.G95]*(1+[.$K$2])" office:value-type="float" office:value="1.36726482854473" calcext:value-type="float">
            <text:p>1.3672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table:formula="of:=[.D97]*[.$K$2]" office:value-type="float" office:value="0.00457274125991068" calcext:value-type="float">
            <text:p>0.00457</text:p>
          </table:table-cell>
          <table:table-cell table:style-name="ce2" table:formula="of:=[.B97]/[.D97]" office:value-type="float" office:value="0.00333333333333333" calcext:value-type="float">
            <text:p>0.00333</text:p>
          </table:table-cell>
          <table:table-cell table:style-name="ce2" table:formula="of:=[.D96]+[.B96]" office:value-type="float" office:value="1.3718223779732" calcext:value-type="float">
            <text:p>1.37182</text:p>
          </table:table-cell>
          <table:table-cell table:style-name="ce2" table:formula="of:=[.E96]+[.C96]" office:value-type="float" office:value="1.31666666666667" calcext:value-type="float">
            <text:p>1.31667</text:p>
          </table:table-cell>
          <table:table-cell table:style-name="ce2"/>
          <table:table-cell table:style-name="ce2" table:formula="of:=[.G96]*(1+[.$K$2])" office:value-type="float" office:value="1.37182237797321" calcext:value-type="float">
            <text:p>1.37182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formula="of:=[.D98]*[.$K$2]" office:value-type="float" office:value="0.00458798373077705" calcext:value-type="float">
            <text:p>0.00459</text:p>
          </table:table-cell>
          <table:table-cell table:style-name="ce2" table:formula="of:=[.B98]/[.D98]" office:value-type="float" office:value="0.00333333333333333" calcext:value-type="float">
            <text:p>0.00333</text:p>
          </table:table-cell>
          <table:table-cell table:style-name="ce2" table:formula="of:=[.D97]+[.B97]" office:value-type="float" office:value="1.37639511923311" calcext:value-type="float">
            <text:p>1.37640</text:p>
          </table:table-cell>
          <table:table-cell table:style-name="ce2" table:formula="of:=[.E97]+[.C97]" office:value-type="float" office:value="1.32000000000001" calcext:value-type="float">
            <text:p>1.32000</text:p>
          </table:table-cell>
          <table:table-cell table:style-name="ce2"/>
          <table:table-cell table:style-name="ce2" table:formula="of:=[.G97]*(1+[.$K$2])" office:value-type="float" office:value="1.37639511923312" calcext:value-type="float">
            <text:p>1.3764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formula="of:=[.D99]*[.$K$2]" office:value-type="float" office:value="0.00460327700987964" calcext:value-type="float">
            <text:p>0.00460</text:p>
          </table:table-cell>
          <table:table-cell table:style-name="ce2" table:formula="of:=[.B99]/[.D99]" office:value-type="float" office:value="0.00333333333333333" calcext:value-type="float">
            <text:p>0.00333</text:p>
          </table:table-cell>
          <table:table-cell table:style-name="ce2" table:formula="of:=[.D98]+[.B98]" office:value-type="float" office:value="1.38098310296389" calcext:value-type="float">
            <text:p>1.38098</text:p>
          </table:table-cell>
          <table:table-cell table:style-name="ce2" table:formula="of:=[.E98]+[.C98]" office:value-type="float" office:value="1.32333333333334" calcext:value-type="float">
            <text:p>1.32333</text:p>
          </table:table-cell>
          <table:table-cell table:style-name="ce2"/>
          <table:table-cell table:style-name="ce2" table:formula="of:=[.G98]*(1+[.$K$2])" office:value-type="float" office:value="1.3809831029639" calcext:value-type="float">
            <text:p>1.38098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formula="of:=[.D100]*[.$K$2]" office:value-type="float" office:value="0.00461862126657924" calcext:value-type="float">
            <text:p>0.00462</text:p>
          </table:table-cell>
          <table:table-cell table:style-name="ce2" table:formula="of:=[.B100]/[.D100]" office:value-type="float" office:value="0.00333333333333333" calcext:value-type="float">
            <text:p>0.00333</text:p>
          </table:table-cell>
          <table:table-cell table:style-name="ce2" table:formula="of:=[.D99]+[.B99]" office:value-type="float" office:value="1.38558637997377" calcext:value-type="float">
            <text:p>1.38559</text:p>
          </table:table-cell>
          <table:table-cell table:style-name="ce2" table:formula="of:=[.E99]+[.C99]" office:value-type="float" office:value="1.32666666666667" calcext:value-type="float">
            <text:p>1.32667</text:p>
          </table:table-cell>
          <table:table-cell table:style-name="ce2"/>
          <table:table-cell table:style-name="ce2" table:formula="of:=[.G99]*(1+[.$K$2])" office:value-type="float" office:value="1.38558637997378" calcext:value-type="float">
            <text:p>1.3855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[.D101]*[.$K$2]" office:value-type="float" office:value="0.00463401667080117" calcext:value-type="float">
            <text:p>0.00463</text:p>
          </table:table-cell>
          <table:table-cell table:style-name="ce2" table:formula="of:=[.B101]/[.D101]" office:value-type="float" office:value="0.00333333333333333" calcext:value-type="float">
            <text:p>0.00333</text:p>
          </table:table-cell>
          <table:table-cell table:style-name="ce2" table:formula="of:=[.D100]+[.B100]" office:value-type="float" office:value="1.39020500124035" calcext:value-type="float">
            <text:p>1.39021</text:p>
          </table:table-cell>
          <table:table-cell table:style-name="ce2" table:formula="of:=[.E100]+[.C100]" office:value-type="float" office:value="1.33000000000001" calcext:value-type="float">
            <text:p>1.33000</text:p>
          </table:table-cell>
          <table:table-cell table:style-name="ce2"/>
          <table:table-cell table:style-name="ce2" table:formula="of:=[.G100]*(1+[.$K$2])" office:value-type="float" office:value="1.39020500124036" calcext:value-type="float">
            <text:p>1.3902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D102]*[.$K$2]" office:value-type="float" office:value="0.00464946339303717" calcext:value-type="float">
            <text:p>0.00465</text:p>
          </table:table-cell>
          <table:table-cell table:style-name="ce2" table:formula="of:=[.B102]/[.D102]" office:value-type="float" office:value="0.00333333333333333" calcext:value-type="float">
            <text:p>0.00333</text:p>
          </table:table-cell>
          <table:table-cell table:style-name="ce2" table:formula="of:=[.D101]+[.B101]" office:value-type="float" office:value="1.39483901791115" calcext:value-type="float">
            <text:p>1.39484</text:p>
          </table:table-cell>
          <table:table-cell table:style-name="ce2" table:formula="of:=[.E101]+[.C101]" office:value-type="float" office:value="1.33333333333334" calcext:value-type="float">
            <text:p>1.33333</text:p>
          </table:table-cell>
          <table:table-cell table:style-name="ce2"/>
          <table:table-cell table:style-name="ce2" table:formula="of:=[.G101]*(1+[.$K$2])" office:value-type="float" office:value="1.39483901791116" calcext:value-type="float">
            <text:p>1.3948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formula="of:=[.D103]*[.$K$2]" office:value-type="float" office:value="0.00466496160434729" calcext:value-type="float">
            <text:p>0.00466</text:p>
          </table:table-cell>
          <table:table-cell table:style-name="ce2" table:formula="of:=[.B103]/[.D103]" office:value-type="float" office:value="0.00333333333333333" calcext:value-type="float">
            <text:p>0.00333</text:p>
          </table:table-cell>
          <table:table-cell table:style-name="ce2" table:formula="of:=[.D102]+[.B102]" office:value-type="float" office:value="1.39948848130419" calcext:value-type="float">
            <text:p>1.39949</text:p>
          </table:table-cell>
          <table:table-cell table:style-name="ce2" table:formula="of:=[.E102]+[.C102]" office:value-type="float" office:value="1.33666666666667" calcext:value-type="float">
            <text:p>1.33667</text:p>
          </table:table-cell>
          <table:table-cell table:style-name="ce2"/>
          <table:table-cell table:style-name="ce2" table:formula="of:=[.G102]*(1+[.$K$2])" office:value-type="float" office:value="1.3994884813042" calcext:value-type="float">
            <text:p>1.3994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formula="of:=[.D104]*[.$K$2]" office:value-type="float" office:value="0.00468051147636179" calcext:value-type="float">
            <text:p>0.00468</text:p>
          </table:table-cell>
          <table:table-cell table:style-name="ce2" table:formula="of:=[.B104]/[.D104]" office:value-type="float" office:value="0.00333333333333333" calcext:value-type="float">
            <text:p>0.00333</text:p>
          </table:table-cell>
          <table:table-cell table:style-name="ce2" table:formula="of:=[.D103]+[.B103]" office:value-type="float" office:value="1.40415344290854" calcext:value-type="float">
            <text:p>1.40415</text:p>
          </table:table-cell>
          <table:table-cell table:style-name="ce2" table:formula="of:=[.E103]+[.C103]" office:value-type="float" office:value="1.34000000000001" calcext:value-type="float">
            <text:p>1.34000</text:p>
          </table:table-cell>
          <table:table-cell table:style-name="ce2"/>
          <table:table-cell table:style-name="ce2" table:formula="of:=[.G103]*(1+[.$K$2])" office:value-type="float" office:value="1.40415344290855" calcext:value-type="float">
            <text:p>1.40415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formula="of:=[.D105]*[.$K$2]" office:value-type="float" office:value="0.00469611318128299" calcext:value-type="float">
            <text:p>0.00470</text:p>
          </table:table-cell>
          <table:table-cell table:style-name="ce2" table:formula="of:=[.B105]/[.D105]" office:value-type="float" office:value="0.00333333333333333" calcext:value-type="float">
            <text:p>0.00333</text:p>
          </table:table-cell>
          <table:table-cell table:style-name="ce2" table:formula="of:=[.D104]+[.B104]" office:value-type="float" office:value="1.4088339543849" calcext:value-type="float">
            <text:p>1.40883</text:p>
          </table:table-cell>
          <table:table-cell table:style-name="ce2" table:formula="of:=[.E104]+[.C104]" office:value-type="float" office:value="1.34333333333334" calcext:value-type="float">
            <text:p>1.34333</text:p>
          </table:table-cell>
          <table:table-cell table:style-name="ce2"/>
          <table:table-cell table:style-name="ce2" table:formula="of:=[.G104]*(1+[.$K$2])" office:value-type="float" office:value="1.40883395438491" calcext:value-type="float">
            <text:p>1.4088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table:formula="of:=[.D106]*[.$K$2]" office:value-type="float" office:value="0.00471176689188727" calcext:value-type="float">
            <text:p>0.00471</text:p>
          </table:table-cell>
          <table:table-cell table:style-name="ce2" table:formula="of:=[.B106]/[.D106]" office:value-type="float" office:value="0.00333333333333333" calcext:value-type="float">
            <text:p>0.00333</text:p>
          </table:table-cell>
          <table:table-cell table:style-name="ce2" table:formula="of:=[.D105]+[.B105]" office:value-type="float" office:value="1.41353006756618" calcext:value-type="float">
            <text:p>1.41353</text:p>
          </table:table-cell>
          <table:table-cell table:style-name="ce2" table:formula="of:=[.E105]+[.C105]" office:value-type="float" office:value="1.34666666666667" calcext:value-type="float">
            <text:p>1.34667</text:p>
          </table:table-cell>
          <table:table-cell table:style-name="ce2"/>
          <table:table-cell table:style-name="ce2" table:formula="of:=[.G105]*(1+[.$K$2])" office:value-type="float" office:value="1.41353006756619" calcext:value-type="float">
            <text:p>1.41353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table:formula="of:=[.D107]*[.$K$2]" office:value-type="float" office:value="0.00472747278152689" calcext:value-type="float">
            <text:p>0.00473</text:p>
          </table:table-cell>
          <table:table-cell table:style-name="ce2" table:formula="of:=[.B107]/[.D107]" office:value-type="float" office:value="0.00333333333333333" calcext:value-type="float">
            <text:p>0.00333</text:p>
          </table:table-cell>
          <table:table-cell table:style-name="ce2" table:formula="of:=[.D106]+[.B106]" office:value-type="float" office:value="1.41824183445807" calcext:value-type="float">
            <text:p>1.41824</text:p>
          </table:table-cell>
          <table:table-cell table:style-name="ce2" table:formula="of:=[.E106]+[.C106]" office:value-type="float" office:value="1.35000000000001" calcext:value-type="float">
            <text:p>1.35000</text:p>
          </table:table-cell>
          <table:table-cell table:style-name="ce2"/>
          <table:table-cell table:style-name="ce2" table:formula="of:=[.G106]*(1+[.$K$2])" office:value-type="float" office:value="1.41824183445808" calcext:value-type="float">
            <text:p>1.4182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table:formula="of:=[.D108]*[.$K$2]" office:value-type="float" office:value="0.00474323102413198" calcext:value-type="float">
            <text:p>0.00474</text:p>
          </table:table-cell>
          <table:table-cell table:style-name="ce2" table:formula="of:=[.B108]/[.D108]" office:value-type="float" office:value="0.00333333333333333" calcext:value-type="float">
            <text:p>0.00333</text:p>
          </table:table-cell>
          <table:table-cell table:style-name="ce2" table:formula="of:=[.D107]+[.B107]" office:value-type="float" office:value="1.42296930723959" calcext:value-type="float">
            <text:p>1.42297</text:p>
          </table:table-cell>
          <table:table-cell table:style-name="ce2" table:formula="of:=[.E107]+[.C107]" office:value-type="float" office:value="1.35333333333334" calcext:value-type="float">
            <text:p>1.35333</text:p>
          </table:table-cell>
          <table:table-cell table:style-name="ce2"/>
          <table:table-cell table:style-name="ce2" table:formula="of:=[.G107]*(1+[.$K$2])" office:value-type="float" office:value="1.42296930723961" calcext:value-type="float">
            <text:p>1.42297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table:formula="of:=[.D109]*[.$K$2]" office:value-type="float" office:value="0.00475904179421242" calcext:value-type="float">
            <text:p>0.00476</text:p>
          </table:table-cell>
          <table:table-cell table:style-name="ce2" table:formula="of:=[.B109]/[.D109]" office:value-type="float" office:value="0.00333333333333333" calcext:value-type="float">
            <text:p>0.00333</text:p>
          </table:table-cell>
          <table:table-cell table:style-name="ce2" table:formula="of:=[.D108]+[.B108]" office:value-type="float" office:value="1.42771253826373" calcext:value-type="float">
            <text:p>1.42771</text:p>
          </table:table-cell>
          <table:table-cell table:style-name="ce2" table:formula="of:=[.E108]+[.C108]" office:value-type="float" office:value="1.35666666666668" calcext:value-type="float">
            <text:p>1.35667</text:p>
          </table:table-cell>
          <table:table-cell table:style-name="ce2"/>
          <table:table-cell table:style-name="ce2" table:formula="of:=[.G108]*(1+[.$K$2])" office:value-type="float" office:value="1.42771253826374" calcext:value-type="float">
            <text:p>1.4277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table:formula="of:=[.D110]*[.$K$2]" office:value-type="float" office:value="0.0047749052668598" calcext:value-type="float">
            <text:p>0.00477</text:p>
          </table:table-cell>
          <table:table-cell table:style-name="ce2" table:formula="of:=[.B110]/[.D110]" office:value-type="float" office:value="0.00333333333333333" calcext:value-type="float">
            <text:p>0.00333</text:p>
          </table:table-cell>
          <table:table-cell table:style-name="ce2" table:formula="of:=[.D109]+[.B109]" office:value-type="float" office:value="1.43247158005794" calcext:value-type="float">
            <text:p>1.43247</text:p>
          </table:table-cell>
          <table:table-cell table:style-name="ce2" table:formula="of:=[.E109]+[.C109]" office:value-type="float" office:value="1.36000000000001" calcext:value-type="float">
            <text:p>1.36000</text:p>
          </table:table-cell>
          <table:table-cell table:style-name="ce2"/>
          <table:table-cell table:style-name="ce2" table:formula="of:=[.G109]*(1+[.$K$2])" office:value-type="float" office:value="1.43247158005795" calcext:value-type="float">
            <text:p>1.43247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table:formula="of:=[.D111]*[.$K$2]" office:value-type="float" office:value="0.00479082161774933" calcext:value-type="float">
            <text:p>0.00479</text:p>
          </table:table-cell>
          <table:table-cell table:style-name="ce2" table:formula="of:=[.B111]/[.D111]" office:value-type="float" office:value="0.00333333333333333" calcext:value-type="float">
            <text:p>0.00333</text:p>
          </table:table-cell>
          <table:table-cell table:style-name="ce2" table:formula="of:=[.D110]+[.B110]" office:value-type="float" office:value="1.4372464853248" calcext:value-type="float">
            <text:p>1.43725</text:p>
          </table:table-cell>
          <table:table-cell table:style-name="ce2" table:formula="of:=[.E110]+[.C110]" office:value-type="float" office:value="1.36333333333334" calcext:value-type="float">
            <text:p>1.36333</text:p>
          </table:table-cell>
          <table:table-cell table:style-name="ce2"/>
          <table:table-cell table:style-name="ce2" table:formula="of:=[.G110]*(1+[.$K$2])" office:value-type="float" office:value="1.43724648532481" calcext:value-type="float">
            <text:p>1.437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[.D112]*[.$K$2]" office:value-type="float" office:value="0.00480679102314183" calcext:value-type="float">
            <text:p>0.00481</text:p>
          </table:table-cell>
          <table:table-cell table:style-name="ce2" table:formula="of:=[.B112]/[.D112]" office:value-type="float" office:value="0.00333333333333333" calcext:value-type="float">
            <text:p>0.00333</text:p>
          </table:table-cell>
          <table:table-cell table:style-name="ce2" table:formula="of:=[.D111]+[.B111]" office:value-type="float" office:value="1.44203730694255" calcext:value-type="float">
            <text:p>1.44204</text:p>
          </table:table-cell>
          <table:table-cell table:style-name="ce2" table:formula="of:=[.E111]+[.C111]" office:value-type="float" office:value="1.36666666666668" calcext:value-type="float">
            <text:p>1.36667</text:p>
          </table:table-cell>
          <table:table-cell table:style-name="ce2"/>
          <table:table-cell table:style-name="ce2" table:formula="of:=[.G111]*(1+[.$K$2])" office:value-type="float" office:value="1.44203730694256" calcext:value-type="float">
            <text:p>1.44204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table:formula="of:=[.D113]*[.$K$2]" office:value-type="float" office:value="0.00482281365988563" calcext:value-type="float">
            <text:p>0.00482</text:p>
          </table:table-cell>
          <table:table-cell table:style-name="ce2" table:formula="of:=[.B113]/[.D113]" office:value-type="float" office:value="0.00333333333333333" calcext:value-type="float">
            <text:p>0.00333</text:p>
          </table:table-cell>
          <table:table-cell table:style-name="ce2" table:formula="of:=[.D112]+[.B112]" office:value-type="float" office:value="1.44684409796569" calcext:value-type="float">
            <text:p>1.44684</text:p>
          </table:table-cell>
          <table:table-cell table:style-name="ce2" table:formula="of:=[.E112]+[.C112]" office:value-type="float" office:value="1.37000000000001" calcext:value-type="float">
            <text:p>1.37000</text:p>
          </table:table-cell>
          <table:table-cell table:style-name="ce2"/>
          <table:table-cell table:style-name="ce2" table:formula="of:=[.G112]*(1+[.$K$2])" office:value-type="float" office:value="1.4468440979657" calcext:value-type="float">
            <text:p>1.4468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table:formula="of:=[.D114]*[.$K$2]" office:value-type="float" office:value="0.00483888970541858" calcext:value-type="float">
            <text:p>0.00484</text:p>
          </table:table-cell>
          <table:table-cell table:style-name="ce2" table:formula="of:=[.B114]/[.D114]" office:value-type="float" office:value="0.00333333333333333" calcext:value-type="float">
            <text:p>0.00333</text:p>
          </table:table-cell>
          <table:table-cell table:style-name="ce2" table:formula="of:=[.D113]+[.B113]" office:value-type="float" office:value="1.45166691162558" calcext:value-type="float">
            <text:p>1.45167</text:p>
          </table:table-cell>
          <table:table-cell table:style-name="ce2" table:formula="of:=[.E113]+[.C113]" office:value-type="float" office:value="1.37333333333334" calcext:value-type="float">
            <text:p>1.37333</text:p>
          </table:table-cell>
          <table:table-cell table:style-name="ce2"/>
          <table:table-cell table:style-name="ce2" table:formula="of:=[.G113]*(1+[.$K$2])" office:value-type="float" office:value="1.45166691162559" calcext:value-type="float">
            <text:p>1.45167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table:formula="of:=[.D115]*[.$K$2]" office:value-type="float" office:value="0.00485501933776998" calcext:value-type="float">
            <text:p>0.00486</text:p>
          </table:table-cell>
          <table:table-cell table:style-name="ce2" table:formula="of:=[.B115]/[.D115]" office:value-type="float" office:value="0.00333333333333333" calcext:value-type="float">
            <text:p>0.00333</text:p>
          </table:table-cell>
          <table:table-cell table:style-name="ce2" table:formula="of:=[.D114]+[.B114]" office:value-type="float" office:value="1.45650580133099" calcext:value-type="float">
            <text:p>1.45651</text:p>
          </table:table-cell>
          <table:table-cell table:style-name="ce2" table:formula="of:=[.E114]+[.C114]" office:value-type="float" office:value="1.37666666666668" calcext:value-type="float">
            <text:p>1.37667</text:p>
          </table:table-cell>
          <table:table-cell table:style-name="ce2"/>
          <table:table-cell table:style-name="ce2" table:formula="of:=[.G114]*(1+[.$K$2])" office:value-type="float" office:value="1.45650580133101" calcext:value-type="float">
            <text:p>1.45651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table:formula="of:=[.D116]*[.$K$2]" office:value-type="float" office:value="0.00487120273556255" calcext:value-type="float">
            <text:p>0.00487</text:p>
          </table:table-cell>
          <table:table-cell table:style-name="ce2" table:formula="of:=[.B116]/[.D116]" office:value-type="float" office:value="0.00333333333333333" calcext:value-type="float">
            <text:p>0.00333</text:p>
          </table:table-cell>
          <table:table-cell table:style-name="ce2" table:formula="of:=[.D115]+[.B115]" office:value-type="float" office:value="1.46136082066876" calcext:value-type="float">
            <text:p>1.46136</text:p>
          </table:table-cell>
          <table:table-cell table:style-name="ce2" table:formula="of:=[.E115]+[.C115]" office:value-type="float" office:value="1.38000000000001" calcext:value-type="float">
            <text:p>1.38000</text:p>
          </table:table-cell>
          <table:table-cell table:style-name="ce2"/>
          <table:table-cell table:style-name="ce2" table:formula="of:=[.G115]*(1+[.$K$2])" office:value-type="float" office:value="1.46136082066878" calcext:value-type="float">
            <text:p>1.46136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table:formula="of:=[.D117]*[.$K$2]" office:value-type="float" office:value="0.00488744007801442" calcext:value-type="float">
            <text:p>0.00489</text:p>
          </table:table-cell>
          <table:table-cell table:style-name="ce2" table:formula="of:=[.B117]/[.D117]" office:value-type="float" office:value="0.00333333333333333" calcext:value-type="float">
            <text:p>0.00333</text:p>
          </table:table-cell>
          <table:table-cell table:style-name="ce2" table:formula="of:=[.D116]+[.B116]" office:value-type="float" office:value="1.46623202340433" calcext:value-type="float">
            <text:p>1.46623</text:p>
          </table:table-cell>
          <table:table-cell table:style-name="ce2" table:formula="of:=[.E116]+[.C116]" office:value-type="float" office:value="1.38333333333334" calcext:value-type="float">
            <text:p>1.38333</text:p>
          </table:table-cell>
          <table:table-cell table:style-name="ce2"/>
          <table:table-cell table:style-name="ce2" table:formula="of:=[.G116]*(1+[.$K$2])" office:value-type="float" office:value="1.46623202340434" calcext:value-type="float">
            <text:p>1.46623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table:formula="of:=[.D118]*[.$K$2]" office:value-type="float" office:value="0.00490373154494114" calcext:value-type="float">
            <text:p>0.00490</text:p>
          </table:table-cell>
          <table:table-cell table:style-name="ce2" table:formula="of:=[.B118]/[.D118]" office:value-type="float" office:value="0.00333333333333333" calcext:value-type="float">
            <text:p>0.00333</text:p>
          </table:table-cell>
          <table:table-cell table:style-name="ce2" table:formula="of:=[.D117]+[.B117]" office:value-type="float" office:value="1.47111946348234" calcext:value-type="float">
            <text:p>1.47112</text:p>
          </table:table-cell>
          <table:table-cell table:style-name="ce2" table:formula="of:=[.E117]+[.C117]" office:value-type="float" office:value="1.38666666666668" calcext:value-type="float">
            <text:p>1.38667</text:p>
          </table:table-cell>
          <table:table-cell table:style-name="ce2"/>
          <table:table-cell table:style-name="ce2" table:formula="of:=[.G117]*(1+[.$K$2])" office:value-type="float" office:value="1.47111946348235" calcext:value-type="float">
            <text:p>1.47112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table:formula="of:=[.D119]*[.$K$2]" office:value-type="float" office:value="0.00492007731675761" calcext:value-type="float">
            <text:p>0.00492</text:p>
          </table:table-cell>
          <table:table-cell table:style-name="ce2" table:formula="of:=[.B119]/[.D119]" office:value-type="float" office:value="0.00333333333333333" calcext:value-type="float">
            <text:p>0.00333</text:p>
          </table:table-cell>
          <table:table-cell table:style-name="ce2" table:formula="of:=[.D118]+[.B118]" office:value-type="float" office:value="1.47602319502728" calcext:value-type="float">
            <text:p>1.47602</text:p>
          </table:table-cell>
          <table:table-cell table:style-name="ce2" table:formula="of:=[.E118]+[.C118]" office:value-type="float" office:value="1.39000000000001" calcext:value-type="float">
            <text:p>1.39000</text:p>
          </table:table-cell>
          <table:table-cell table:style-name="ce2"/>
          <table:table-cell table:style-name="ce2" table:formula="of:=[.G118]*(1+[.$K$2])" office:value-type="float" office:value="1.47602319502729" calcext:value-type="float">
            <text:p>1.47602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table:formula="of:=[.D120]*[.$K$2]" office:value-type="float" office:value="0.00493647757448013" calcext:value-type="float">
            <text:p>0.00494</text:p>
          </table:table-cell>
          <table:table-cell table:style-name="ce2" table:formula="of:=[.B120]/[.D120]" office:value-type="float" office:value="0.00333333333333333" calcext:value-type="float">
            <text:p>0.00333</text:p>
          </table:table-cell>
          <table:table-cell table:style-name="ce2" table:formula="of:=[.D119]+[.B119]" office:value-type="float" office:value="1.48094327234404" calcext:value-type="float">
            <text:p>1.48094</text:p>
          </table:table-cell>
          <table:table-cell table:style-name="ce2" table:formula="of:=[.E119]+[.C119]" office:value-type="float" office:value="1.39333333333334" calcext:value-type="float">
            <text:p>1.39333</text:p>
          </table:table-cell>
          <table:table-cell table:style-name="ce2"/>
          <table:table-cell table:style-name="ce2" table:formula="of:=[.G119]*(1+[.$K$2])" office:value-type="float" office:value="1.48094327234405" calcext:value-type="float">
            <text:p>1.4809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table:formula="of:=[.D121]*[.$K$2]" office:value-type="float" office:value="0.0049529324997284" calcext:value-type="float">
            <text:p>0.00495</text:p>
          </table:table-cell>
          <table:table-cell table:style-name="ce2" table:formula="of:=[.B121]/[.D121]" office:value-type="float" office:value="0.00333333333333333" calcext:value-type="float">
            <text:p>0.00333</text:p>
          </table:table-cell>
          <table:table-cell table:style-name="ce2" table:formula="of:=[.D120]+[.B120]" office:value-type="float" office:value="1.48587974991852" calcext:value-type="float">
            <text:p>1.48588</text:p>
          </table:table-cell>
          <table:table-cell table:style-name="ce2" table:formula="of:=[.E120]+[.C120]" office:value-type="float" office:value="1.39666666666668" calcext:value-type="float">
            <text:p>1.39667</text:p>
          </table:table-cell>
          <table:table-cell table:style-name="ce2"/>
          <table:table-cell table:style-name="ce2" table:formula="of:=[.G120]*(1+[.$K$2])" office:value-type="float" office:value="1.48587974991853" calcext:value-type="float">
            <text:p>1.4858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[.D122]*[.$K$2]" office:value-type="float" office:value="0.00496944227472749" calcext:value-type="float">
            <text:p>0.00497</text:p>
          </table:table-cell>
          <table:table-cell table:style-name="ce2" table:formula="of:=[.B122]/[.D122]" office:value-type="float" office:value="0.00333333333333333" calcext:value-type="float">
            <text:p>0.00333</text:p>
          </table:table-cell>
          <table:table-cell table:style-name="ce2" table:formula="of:=[.D121]+[.B121]" office:value-type="float" office:value="1.49083268241825" calcext:value-type="float">
            <text:p>1.49083</text:p>
          </table:table-cell>
          <table:table-cell table:style-name="ce2" table:formula="of:=[.E121]+[.C121]" office:value-type="float" office:value="1.40000000000001" calcext:value-type="float">
            <text:p>1.40000</text:p>
          </table:table-cell>
          <table:table-cell table:style-name="ce2"/>
          <table:table-cell table:style-name="ce2" table:formula="of:=[.G121]*(1+[.$K$2])" office:value-type="float" office:value="1.49083268241826" calcext:value-type="float">
            <text:p>1.49083</text:p>
          </table:table-cell>
          <table:table-cell table:number-columns-repeated="8"/>
        </table:table-row>
        <table:table-row table:style-name="ro1" table:number-rows-repeated="10484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1:08:37.383759429</meta:creation-date>
    <dc:date>2026-04-04T12:38:10.007979489</dc:date>
    <meta:editing-duration>PT1H18M47S</meta:editing-duration>
    <meta:editing-cycles>6</meta:editing-cycles>
    <meta:generator>LibreOffice/24.2.7.2$Linux_X86_64 LibreOffice_project/420$Build-2</meta:generator>
    <meta:document-statistic meta:table-count="1" meta:cell-count="745" meta:object-count="0"/>
  </office:meta>
</office:document-meta>
</file>